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fo:keep-with-next="always" fo:keep-together="always" style:writing-mode="lr-tb"/>
    </style:style>
    <style:style style:name="T1_1" style:family="text">
      <style:text-properties style:font-name="Arial" style:font-name-asian="Arial" style:font-name-complex="Arial"/>
    </style:style>
    <style:style style:name="T1_2" style:family="text">
      <style:text-properties style:font-name="Arial" style:font-name-asian="Arial" style:font-name-complex="Arial"/>
    </style:style>
    <style:style style:name="T1_3" style:family="text">
      <style:text-properties style:font-name="Arial" style:font-name-asian="Arial" style:font-name-complex="Arial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background-color="#ffffff"/>
    </style:style>
    <style:style style:name="T3_2" style:family="text">
      <style:text-properties fo:background-color="#ffffff"/>
    </style:style>
    <style:style style:name="T3_3" style:family="text">
      <style:text-properties fo:background-color="#ffffff"/>
    </style:style>
    <style:style style:name="T3_4" style:family="text">
      <style:text-properties fo:background-color="#ffffff"/>
    </style:style>
    <style:style style:name="T3_5" style:family="text">
      <style:text-properties fo:background-color="#ffffff"/>
    </style:style>
    <style:style style:name="T3_6" style:family="text">
      <style:text-properties fo:background-color="#ffffff"/>
    </style:style>
    <style:style style:name="T3_7" style:family="text">
      <style:text-properties fo:background-color="#ffffff"/>
    </style:style>
    <style:style style:name="T3_8" style:family="text">
      <style:text-properties fo:background-color="#ffffff"/>
    </style:style>
    <style:style style:name="T3_9" style:family="text">
      <style:text-properties fo:background-color="#ffffff"/>
    </style:style>
    <style:style style:name="T3_10" style:family="text">
      <style:text-properties fo:background-color="#ffffff"/>
    </style:style>
    <style:style style:name="T3_11" style:family="text">
      <style:text-properties fo:background-color="#ffffff"/>
    </style:style>
    <style:style style:name="T3_12" style:family="text">
      <style:text-properties fo:background-color="#ffffff"/>
    </style:style>
    <style:style style:name="T3_13" style:family="text">
      <style:text-properties fo:background-color="#ffffff"/>
    </style:style>
    <style:style style:name="T3_14" style:family="text">
      <style:text-properties fo:background-color="#ffffff"/>
    </style:style>
    <style:style style:name="T3_15" style:family="text">
      <style:text-properties fo:background-color="#ffffff"/>
    </style:style>
    <style:style style:name="T3_16" style:family="text">
      <style:text-properties fo:background-color="#ffffff"/>
    </style:style>
    <style:style style:name="T3_17" style:family="text">
      <style:text-properties fo:background-color="#ffffff"/>
    </style:style>
    <style:style style:name="T3_18" style:family="text">
      <style:text-properties fo:background-color="#ffffff"/>
    </style:style>
    <style:style style:name="T3_19" style:family="text">
      <style:text-properties fo:background-color="#ffffff"/>
    </style:style>
    <style:style style:name="T3_20" style:family="text">
      <style:text-properties fo:background-color="#ffffff"/>
    </style:style>
    <style:style style:name="T3_21" style:family="text">
      <style:text-properties fo:background-color="#ffffff"/>
    </style:style>
    <style:style style:name="T3_22" style:family="text">
      <style:text-properties fo:background-color="#ffffff"/>
    </style:style>
    <style:style style:name="T3_23" style:family="text">
      <style:text-properties fo:background-color="#ffffff"/>
    </style:style>
    <style:style style:name="T3_24" style:family="text">
      <style:text-properties fo:background-color="#ffffff"/>
    </style:style>
    <style:style style:name="T3_25" style:family="text">
      <style:text-properties fo:background-color="#ffffff"/>
    </style:style>
    <style:style style:name="T3_26" style:family="text">
      <style:text-properties fo:background-color="#ffffff"/>
    </style:style>
    <style:style style:name="T3_27" style:family="text">
      <style:text-properties fo:background-color="#ffffff"/>
    </style:style>
    <style:style style:name="T3_28" style:family="text">
      <style:text-properties fo:background-color="#ffffff"/>
    </style:style>
    <style:style style:name="T3_29" style:family="text">
      <style:text-properties fo:background-color="#ffffff"/>
    </style:style>
    <style:style style:name="T3_30" style:family="text">
      <style:text-properties fo:background-color="#ffffff"/>
    </style:style>
    <style:style style:name="T3_31" style:family="text">
      <style:text-properties fo:background-color="#ffffff"/>
    </style:style>
    <style:style style:name="T3_32" style:family="text">
      <style:text-properties fo:background-color="#ffffff"/>
    </style:style>
    <style:style style:name="T3_33" style:family="text">
      <style:text-properties fo:background-color="#ffffff"/>
    </style:style>
    <style:style style:name="T3_34" style:family="text">
      <style:text-properties fo:background-color="#ffffff"/>
    </style:style>
    <style:style style:name="T3_35" style:family="text">
      <style:text-properties fo:background-color="#ffffff"/>
    </style:style>
    <style:style style:name="T3_36" style:family="text">
      <style:text-properties fo:background-color="#ffffff"/>
    </style:style>
    <style:style style:name="T3_37" style:family="text">
      <style:text-properties fo:background-color="#ffffff"/>
    </style:style>
    <style:style style:name="T3_38" style:family="text">
      <style:text-properties fo:background-color="#ffffff"/>
    </style:style>
    <style:style style:name="T3_39" style:family="text">
      <style:text-properties fo:background-color="#ffffff"/>
    </style:style>
    <style:style style:name="T3_40" style:family="text">
      <style:text-properties fo:background-color="#ffffff"/>
    </style:style>
    <style:style style:name="T3_41" style:family="text">
      <style:text-properties fo:background-color="#ffffff"/>
    </style:style>
    <style:style style:name="T3_42" style:family="text">
      <style:text-properties fo:background-color="#ffffff"/>
    </style:style>
    <style:style style:name="T3_43" style:family="text">
      <style:text-properties fo:background-color="#ffffff"/>
    </style:style>
    <style:style style:name="T3_44" style:family="text">
      <style:text-properties fo:background-color="#ffffff"/>
    </style:style>
    <style:style style:name="T3_45" style:family="text">
      <style:text-properties fo:background-color="#ffffff"/>
    </style:style>
    <style:style style:name="T3_46" style:family="text">
      <style:text-properties fo:background-color="#ffffff"/>
    </style:style>
    <style:style style:name="T3_47" style:family="text">
      <style:text-properties fo:background-color="#ffffff"/>
    </style:style>
    <style:style style:name="T3_48" style:family="text">
      <style:text-properties fo:background-color="#ffffff"/>
    </style:style>
    <style:style style:name="T3_49" style:family="text">
      <style:text-properties fo:background-color="#ffffff"/>
    </style:style>
    <style:style style:name="T3_50" style:family="text">
      <style:text-properties fo:background-color="#ffffff"/>
    </style:style>
    <style:style style:name="T3_51" style:family="text">
      <style:text-properties fo:background-color="#ffffff"/>
    </style:style>
    <style:style style:name="T3_52" style:family="text">
      <style:text-properties fo:background-color="#ffffff"/>
    </style:style>
    <style:style style:name="T3_53" style:family="text">
      <style:text-properties fo:background-color="#ffffff"/>
    </style:style>
    <style:style style:name="T3_54" style:family="text">
      <style:text-properties fo:background-color="#ffffff"/>
    </style:style>
    <style:style style:name="T3_55" style:family="text">
      <style:text-properties fo:background-color="#ffffff"/>
    </style:style>
    <style:style style:name="T3_56" style:family="text">
      <style:text-properties fo:background-color="#ffffff"/>
    </style:style>
    <style:style style:name="T3_57" style:family="text">
      <style:text-properties fo:background-color="#ffffff"/>
    </style:style>
    <style:style style:name="T3_58" style:family="text">
      <style:text-properties fo:background-color="#ffffff"/>
    </style:style>
    <style:style style:name="T3_59" style:family="text">
      <style:text-properties fo:background-color="#ffffff"/>
    </style:style>
    <style:style style:name="T3_60" style:family="text">
      <style:text-properties fo:background-color="#ffffff"/>
    </style:style>
    <style:style style:name="T3_61" style:family="text">
      <style:text-properties fo:background-color="#ffffff"/>
    </style:style>
    <style:style style:name="T3_62" style:family="text">
      <style:text-properties fo:background-color="#ffffff"/>
    </style:style>
    <style:style style:name="T3_63" style:family="text">
      <style:text-properties fo:background-color="#ffffff"/>
    </style:style>
    <style:style style:name="T3_64" style:family="text">
      <style:text-properties fo:background-color="#ffffff"/>
    </style:style>
    <style:style style:name="T3_65" style:family="text">
      <style:text-properties fo:background-color="#ffffff"/>
    </style:style>
    <style:style style:name="T3_66" style:family="text">
      <style:text-properties fo:background-color="#ffffff"/>
    </style:style>
    <style:style style:name="T3_67" style:family="text">
      <style:text-properties fo:background-color="#ffffff"/>
    </style:style>
    <style:style style:name="T3_68" style:family="text">
      <style:text-properties fo:background-color="#ffffff"/>
    </style:style>
    <style:style style:name="T3_69" style:family="text">
      <style:text-properties fo:background-color="#ffffff"/>
    </style:style>
    <style:style style:name="T3_70" style:family="text">
      <style:text-properties fo:background-color="#ffffff"/>
    </style:style>
    <style:style style:name="T3_71" style:family="text">
      <style:text-properties fo:background-color="#ffffff"/>
    </style:style>
    <style:style style:name="T3_72" style:family="text">
      <style:text-properties fo:background-color="#ffffff"/>
    </style:style>
    <style:style style:name="T3_73" style:family="text">
      <style:text-properties fo:background-color="#ffffff"/>
    </style:style>
    <style:style style:name="T3_74" style:family="text">
      <style:text-properties fo:background-color="#ffffff"/>
    </style:style>
    <style:style style:name="T3_75" style:family="text">
      <style:text-properties fo:background-color="#ffffff"/>
    </style:style>
    <style:style style:name="T3_76" style:family="text">
      <style:text-properties fo:background-color="#ffffff"/>
    </style:style>
    <style:style style:name="T3_77" style:family="text">
      <style:text-properties fo:background-color="#ffffff"/>
    </style:style>
    <style:style style:name="T3_78" style:family="text">
      <style:text-properties fo:background-color="#ffffff"/>
    </style:style>
    <style:style style:name="T3_79" style:family="text">
      <style:text-properties fo:background-color="#ffffff"/>
    </style:style>
    <style:style style:name="T3_80" style:family="text">
      <style:text-properties fo:background-color="#ffffff"/>
    </style:style>
    <style:style style:name="T3_81" style:family="text">
      <style:text-properties fo:background-color="#ffffff"/>
    </style:style>
    <style:style style:name="T3_82" style:family="text">
      <style:text-properties fo:background-color="#ffffff"/>
    </style:style>
    <style:style style:name="T3_83" style:family="text">
      <style:text-properties fo:background-color="#ffffff"/>
    </style:style>
    <style:style style:name="T3_84" style:family="text">
      <style:text-properties fo:background-color="#ffffff"/>
    </style:style>
    <style:style style:name="T3_85" style:family="text">
      <style:text-properties fo:background-color="#ffffff"/>
    </style:style>
    <style:style style:name="T3_86" style:family="text">
      <style:text-properties fo:background-color="#ffffff"/>
    </style:style>
    <style:style style:name="T3_87" style:family="text">
      <style:text-properties fo:background-color="#ffffff"/>
    </style:style>
    <style:style style:name="T3_88" style:family="text">
      <style:text-properties fo:background-color="#ffffff"/>
    </style:style>
    <style:style style:name="T3_89" style:family="text">
      <style:text-properties fo:background-color="#ffffff"/>
    </style:style>
    <style:style style:name="T3_90" style:family="text">
      <style:text-properties fo:background-color="#ffffff"/>
    </style:style>
    <style:style style:name="T3_91" style:family="text">
      <style:text-properties fo:background-color="#ffffff"/>
    </style:style>
    <style:style style:name="T3_92" style:family="text">
      <style:text-properties fo:background-color="#ffffff"/>
    </style:style>
    <style:style style:name="T3_93" style:family="text">
      <style:text-properties fo:background-color="#ffffff"/>
    </style:style>
    <style:style style:name="T3_94" style:family="text">
      <style:text-properties fo:background-color="#ffffff"/>
    </style:style>
    <style:style style:name="T3_95" style:family="text">
      <style:text-properties fo:background-color="#ffffff"/>
    </style:style>
    <style:style style:name="T3_96" style:family="text">
      <style:text-properties fo:background-color="#ffffff"/>
    </style:style>
    <style:style style:name="T3_97" style:family="text">
      <style:text-properties fo:background-color="#ffffff"/>
    </style:style>
    <style:style style:name="T3_98" style:family="text">
      <style:text-properties fo:background-color="#ffffff"/>
    </style:style>
    <style:style style:name="T3_99" style:family="text">
      <style:text-properties fo:background-color="#ffffff"/>
    </style:style>
    <style:style style:name="T3_100" style:family="text">
      <style:text-properties fo:background-color="#ffffff"/>
    </style:style>
    <style:style style:name="T3_101" style:family="text">
      <style:text-properties fo:background-color="#ffffff"/>
    </style:style>
    <style:style style:name="T3_102" style:family="text">
      <style:text-properties fo:background-color="#ffffff"/>
    </style:style>
    <style:style style:name="T3_103" style:family="text">
      <style:text-properties fo:background-color="#ffffff"/>
    </style:style>
    <style:style style:name="T3_104" style:family="text">
      <style:text-properties fo:background-color="#ffffff"/>
    </style:style>
    <style:style style:name="T3_105" style:family="text">
      <style:text-properties fo:background-color="#ffffff"/>
    </style:style>
    <style:style style:name="T3_106" style:family="text">
      <style:text-properties fo:background-color="#ffffff"/>
    </style:style>
    <style:style style:name="T3_107" style:family="text">
      <style:text-properties fo:background-color="#ffffff"/>
    </style:style>
    <style:style style:name="T3_108" style:family="text">
      <style:text-properties fo:background-color="#ffffff"/>
    </style:style>
    <style:style style:name="T3_109" style:family="text">
      <style:text-properties fo:background-color="#ffffff"/>
    </style:style>
    <style:style style:name="T3_110" style:family="text">
      <style:text-properties fo:background-color="#ffffff"/>
    </style:style>
    <style:style style:name="T3_111" style:family="text">
      <style:text-properties fo:background-color="#ffffff"/>
    </style:style>
    <style:style style:name="T3_112" style:family="text">
      <style:text-properties fo:background-color="#ffffff"/>
    </style:style>
    <style:style style:name="T3_113" style:family="text">
      <style:text-properties fo:background-color="#ffffff"/>
    </style:style>
    <style:style style:name="T3_114" style:family="text">
      <style:text-properties fo:background-color="#ffffff"/>
    </style:style>
    <style:style style:name="T3_115" style:family="text">
      <style:text-properties fo:background-color="#ffffff"/>
    </style:style>
    <style:style style:name="T3_116" style:family="text">
      <style:text-properties fo:background-color="#ffffff"/>
    </style:style>
    <style:style style:name="T3_117" style:family="text">
      <style:text-properties fo:background-color="#ffffff"/>
    </style:style>
    <style:style style:name="T3_118" style:family="text">
      <style:text-properties fo:background-color="#ffffff"/>
    </style:style>
    <style:style style:name="T3_119" style:family="text">
      <style:text-properties fo:background-color="#ffffff"/>
    </style:style>
    <style:style style:name="T3_120" style:family="text">
      <style:text-properties fo:background-color="#ffffff"/>
    </style:style>
    <style:style style:name="T3_121" style:family="text">
      <style:text-properties fo:background-color="#ffffff"/>
    </style:style>
    <style:style style:name="T3_122" style:family="text">
      <style:text-properties fo:background-color="#ffffff"/>
    </style:style>
    <style:style style:name="T3_123" style:family="text">
      <style:text-properties fo:background-color="#ffffff"/>
    </style:style>
    <style:style style:name="T3_124" style:family="text">
      <style:text-properties fo:background-color="#ffffff"/>
    </style:style>
    <style:style style:name="T3_125" style:family="text">
      <style:text-properties fo:background-color="#ffffff"/>
    </style:style>
    <style:style style:name="T3_126" style:family="text">
      <style:text-properties fo:background-color="#ffffff"/>
    </style:style>
    <style:style style:name="T3_127" style:family="text">
      <style:text-properties fo:background-color="#ffffff"/>
    </style:style>
    <style:style style:name="T3_128" style:family="text">
      <style:text-properties fo:background-color="#ffffff"/>
    </style:style>
    <style:style style:name="T3_129" style:family="text">
      <style:text-properties fo:background-color="#ffffff"/>
    </style:style>
    <style:style style:name="T3_130" style:family="text">
      <style:text-properties fo:background-color="#ffffff"/>
    </style:style>
    <style:style style:name="T3_131" style:family="text">
      <style:text-properties fo:background-color="#ffffff"/>
    </style:style>
    <style:style style:name="T3_132" style:family="text">
      <style:text-properties fo:background-color="#ffffff"/>
    </style:style>
    <style:style style:name="T3_133" style:family="text">
      <style:text-properties fo:background-color="#ffffff"/>
    </style:style>
    <style:style style:name="T3_134" style:family="text">
      <style:text-properties fo:background-color="#ffffff"/>
    </style:style>
    <style:style style:name="T3_135" style:family="text">
      <style:text-properties fo:background-color="#ffffff"/>
    </style:style>
    <style:style style:name="T3_136" style:family="text">
      <style:text-properties fo:background-color="#ffffff"/>
    </style:style>
    <style:style style:name="T3_137" style:family="text">
      <style:text-properties fo:background-color="#ffffff"/>
    </style:style>
    <style:style style:name="T3_138" style:family="text">
      <style:text-properties fo:background-color="#ffffff"/>
    </style:style>
    <style:style style:name="T3_139" style:family="text">
      <style:text-properties fo:background-color="#ffffff"/>
    </style:style>
    <style:style style:name="T3_140" style:family="text">
      <style:text-properties fo:background-color="#ffffff"/>
    </style:style>
    <style:style style:name="P4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background-color="#ffffff"/>
    </style:style>
    <style:style style:name="T5_2" style:family="text">
      <style:text-properties fo:background-color="#ffffff"/>
    </style:style>
    <style:style style:name="T5_3" style:family="text">
      <style:text-properties fo:background-color="#ffffff"/>
    </style:style>
    <style:style style:name="T5_4" style:family="text">
      <style:text-properties fo:background-color="#ffffff"/>
    </style:style>
    <style:style style:name="T5_5" style:family="text">
      <style:text-properties fo:background-color="#ffffff"/>
    </style:style>
    <style:style style:name="T5_6" style:family="text">
      <style:text-properties fo:background-color="#ffffff"/>
    </style:style>
    <style:style style:name="T5_7" style:family="text">
      <style:text-properties fo:background-color="#ffffff"/>
    </style:style>
    <style:style style:name="T5_8" style:family="text">
      <style:text-properties fo:background-color="#ffffff"/>
    </style:style>
    <style:style style:name="T5_9" style:family="text">
      <style:text-properties fo:background-color="#ffffff"/>
    </style:style>
    <style:style style:name="T5_10" style:family="text">
      <style:text-properties fo:background-color="#ffffff"/>
    </style:style>
    <style:style style:name="T5_11" style:family="text">
      <style:text-properties fo:background-color="#ffffff"/>
    </style:style>
    <style:style style:name="T5_12" style:family="text">
      <style:text-properties fo:background-color="#ffffff"/>
    </style:style>
    <style:style style:name="T5_13" style:family="text">
      <style:text-properties fo:background-color="#ffffff"/>
    </style:style>
    <style:style style:name="T5_14" style:family="text">
      <style:text-properties fo:background-color="#ffffff"/>
    </style:style>
    <style:style style:name="T5_15" style:family="text">
      <style:text-properties fo:background-color="#ffffff"/>
    </style:style>
    <style:style style:name="T5_16" style:family="text">
      <style:text-properties fo:background-color="#ffffff"/>
    </style:style>
    <style:style style:name="T5_17" style:family="text">
      <style:text-properties fo:background-color="#ffffff"/>
    </style:style>
    <style:style style:name="T5_18" style:family="text">
      <style:text-properties fo:background-color="#ffffff"/>
    </style:style>
    <style:style style:name="T5_19" style:family="text">
      <style:text-properties fo:background-color="#ffffff"/>
    </style:style>
    <style:style style:name="T5_20" style:family="text">
      <style:text-properties fo:background-color="#ffffff"/>
    </style:style>
    <style:style style:name="T5_21" style:family="text">
      <style:text-properties fo:background-color="#ffffff"/>
    </style:style>
    <style:style style:name="T5_22" style:family="text">
      <style:text-properties fo:background-color="#ffffff"/>
    </style:style>
    <style:style style:name="T5_23" style:family="text">
      <style:text-properties fo:background-color="#ffffff"/>
    </style:style>
    <style:style style:name="T5_24" style:family="text">
      <style:text-properties fo:background-color="#ffffff"/>
    </style:style>
    <style:style style:name="T5_25" style:family="text">
      <style:text-properties fo:background-color="#ffffff"/>
    </style:style>
    <style:style style:name="T5_26" style:family="text">
      <style:text-properties fo:background-color="#ffffff"/>
    </style:style>
    <style:style style:name="T5_27" style:family="text">
      <style:text-properties fo:background-color="#ffffff"/>
    </style:style>
    <style:style style:name="T5_28" style:family="text">
      <style:text-properties fo:background-color="#ffffff"/>
    </style:style>
    <style:style style:name="T5_29" style:family="text">
      <style:text-properties fo:background-color="#ffffff"/>
    </style:style>
    <style:style style:name="T5_30" style:family="text">
      <style:text-properties fo:background-color="#ffffff"/>
    </style:style>
    <style:style style:name="T5_31" style:family="text">
      <style:text-properties fo:background-color="#ffffff"/>
    </style:style>
    <style:style style:name="T5_32" style:family="text">
      <style:text-properties fo:background-color="#ffffff"/>
    </style:style>
    <style:style style:name="T5_33" style:family="text">
      <style:text-properties fo:background-color="#ffffff"/>
    </style:style>
    <style:style style:name="T5_34" style:family="text">
      <style:text-properties fo:background-color="#ffffff"/>
    </style:style>
    <style:style style:name="T5_35" style:family="text">
      <style:text-properties fo:background-color="#ffffff"/>
    </style:style>
    <style:style style:name="T5_36" style:family="text">
      <style:text-properties fo:background-color="#ffffff"/>
    </style:style>
    <style:style style:name="T5_37" style:family="text">
      <style:text-properties fo:background-color="#ffffff"/>
    </style:style>
    <style:style style:name="T5_38" style:family="text">
      <style:text-properties fo:background-color="#ffffff"/>
    </style:style>
    <style:style style:name="T5_39" style:family="text">
      <style:text-properties fo:background-color="#ffffff"/>
    </style:style>
    <style:style style:name="T5_40" style:family="text">
      <style:text-properties fo:background-color="#ffffff"/>
    </style:style>
    <style:style style:name="T5_41" style:family="text">
      <style:text-properties fo:background-color="#ffffff"/>
    </style:style>
    <style:style style:name="T5_42" style:family="text">
      <style:text-properties fo:background-color="#ffffff"/>
    </style:style>
    <style:style style:name="T5_43" style:family="text">
      <style:text-properties fo:background-color="#ffffff"/>
    </style:style>
    <style:style style:name="T5_44" style:family="text">
      <style:text-properties fo:background-color="#ffffff"/>
    </style:style>
    <style:style style:name="T5_45" style:family="text">
      <style:text-properties fo:background-color="#ffffff"/>
    </style:style>
    <style:style style:name="T5_46" style:family="text">
      <style:text-properties fo:background-color="#ffffff"/>
    </style:style>
    <style:style style:name="T5_47" style:family="text">
      <style:text-properties fo:background-color="#ffffff"/>
    </style:style>
    <style:style style:name="T5_48" style:family="text">
      <style:text-properties fo:background-color="#ffffff"/>
    </style:style>
    <style:style style:name="T5_49" style:family="text">
      <style:text-properties fo:background-color="#ffffff"/>
    </style:style>
    <style:style style:name="T5_50" style:family="text">
      <style:text-properties fo:background-color="#ffffff"/>
    </style:style>
    <style:style style:name="T5_51" style:family="text">
      <style:text-properties fo:background-color="#ffffff"/>
    </style:style>
    <style:style style:name="T5_52" style:family="text">
      <style:text-properties fo:background-color="#ffffff"/>
    </style:style>
    <style:style style:name="T5_53" style:family="text">
      <style:text-properties fo:background-color="#ffffff"/>
    </style:style>
    <style:style style:name="T5_54" style:family="text">
      <style:text-properties fo:background-color="#ffffff"/>
    </style:style>
    <style:style style:name="T5_55" style:family="text">
      <style:text-properties fo:background-color="#ffffff"/>
    </style:style>
    <style:style style:name="T5_56" style:family="text">
      <style:text-properties fo:background-color="#ffffff"/>
    </style:style>
    <style:style style:name="T5_57" style:family="text">
      <style:text-properties fo:background-color="#ffffff"/>
    </style:style>
    <style:style style:name="T5_58" style:family="text">
      <style:text-properties fo:background-color="#ffffff"/>
    </style:style>
    <style:style style:name="T5_59" style:family="text">
      <style:text-properties fo:background-color="#ffffff"/>
    </style:style>
    <style:style style:name="T5_60" style:family="text">
      <style:text-properties fo:background-color="#ffffff"/>
    </style:style>
    <style:style style:name="T5_61" style:family="text">
      <style:text-properties fo:background-color="#ffffff"/>
    </style:style>
    <style:style style:name="T5_62" style:family="text">
      <style:text-properties fo:background-color="#ffffff"/>
    </style:style>
    <style:style style:name="T5_63" style:family="text">
      <style:text-properties fo:background-color="#ffffff"/>
    </style:style>
    <style:style style:name="T5_64" style:family="text">
      <style:text-properties fo:background-color="#ffffff"/>
    </style:style>
    <style:style style:name="T5_65" style:family="text">
      <style:text-properties fo:background-color="#ffffff"/>
    </style:style>
    <style:style style:name="T5_66" style:family="text">
      <style:text-properties fo:background-color="#ffffff"/>
    </style:style>
    <style:style style:name="T5_67" style:family="text">
      <style:text-properties fo:background-color="#ffffff"/>
    </style:style>
    <style:style style:name="T5_68" style:family="text">
      <style:text-properties fo:background-color="#ffffff"/>
    </style:style>
    <style:style style:name="T5_69" style:family="text">
      <style:text-properties fo:background-color="#ffffff"/>
    </style:style>
    <style:style style:name="T5_70" style:family="text">
      <style:text-properties fo:background-color="#ffffff"/>
    </style:style>
    <style:style style:name="T5_71" style:family="text">
      <style:text-properties fo:background-color="#ffffff"/>
    </style:style>
    <style:style style:name="T5_72" style:family="text">
      <style:text-properties fo:background-color="#ffffff"/>
    </style:style>
    <style:style style:name="T5_73" style:family="text">
      <style:text-properties fo:background-color="#ffffff"/>
    </style:style>
    <style:style style:name="T5_74" style:family="text">
      <style:text-properties fo:background-color="#ffffff"/>
    </style:style>
    <style:style style:name="T5_75" style:family="text">
      <style:text-properties fo:background-color="#ffffff"/>
    </style:style>
    <style:style style:name="T5_76" style:family="text">
      <style:text-properties fo:background-color="#ffffff"/>
    </style:style>
    <style:style style:name="T5_77" style:family="text">
      <style:text-properties fo:background-color="#ffffff"/>
    </style:style>
    <style:style style:name="T5_78" style:family="text">
      <style:text-properties fo:background-color="#ffffff"/>
    </style:style>
    <style:style style:name="T5_79" style:family="text">
      <style:text-properties fo:background-color="#ffffff"/>
    </style:style>
    <style:style style:name="T5_80" style:family="text">
      <style:text-properties fo:background-color="#ffffff"/>
    </style:style>
    <style:style style:name="T5_81" style:family="text">
      <style:text-properties fo:background-color="#ffffff"/>
    </style:style>
    <style:style style:name="T5_82" style:family="text">
      <style:text-properties fo:background-color="#ffffff"/>
    </style:style>
    <style:style style:name="T5_83" style:family="text">
      <style:text-properties fo:background-color="#ffffff"/>
    </style:style>
    <style:style style:name="T5_84" style:family="text">
      <style:text-properties fo:background-color="#ffffff"/>
    </style:style>
    <style:style style:name="T5_85" style:family="text">
      <style:text-properties fo:background-color="#ffffff"/>
    </style:style>
    <style:style style:name="T5_86" style:family="text">
      <style:text-properties fo:background-color="#ffffff"/>
    </style:style>
    <style:style style:name="T5_87" style:family="text">
      <style:text-properties fo:background-color="#ffffff"/>
    </style:style>
    <style:style style:name="T5_88" style:family="text">
      <style:text-properties fo:background-color="#ffffff"/>
    </style:style>
    <style:style style:name="T5_89" style:family="text">
      <style:text-properties fo:background-color="#ffffff"/>
    </style:style>
    <style:style style:name="T5_90" style:family="text">
      <style:text-properties fo:background-color="#ffffff"/>
    </style:style>
    <style:style style:name="T5_91" style:family="text">
      <style:text-properties fo:background-color="#ffffff"/>
    </style:style>
    <style:style style:name="T5_92" style:family="text">
      <style:text-properties fo:background-color="#ffffff"/>
    </style:style>
    <style:style style:name="T5_93" style:family="text">
      <style:text-properties fo:background-color="#ffffff"/>
    </style:style>
    <style:style style:name="T5_94" style:family="text">
      <style:text-properties fo:background-color="#ffffff"/>
    </style:style>
    <style:style style:name="T5_95" style:family="text">
      <style:text-properties fo:background-color="#ffffff"/>
    </style:style>
    <style:style style:name="T5_96" style:family="text">
      <style:text-properties fo:background-color="#ffffff"/>
    </style:style>
    <style:style style:name="T5_97" style:family="text">
      <style:text-properties fo:background-color="#ffffff"/>
    </style:style>
    <style:style style:name="T5_98" style:family="text">
      <style:text-properties fo:background-color="#ffffff"/>
    </style:style>
    <style:style style:name="T5_99" style:family="text">
      <style:text-properties fo:background-color="#ffffff"/>
    </style:style>
    <style:style style:name="T5_100" style:family="text">
      <style:text-properties fo:background-color="#ffffff"/>
    </style:style>
    <style:style style:name="T5_101" style:family="text">
      <style:text-properties fo:background-color="#ffffff"/>
    </style:style>
    <style:style style:name="T5_102" style:family="text">
      <style:text-properties fo:background-color="#ffffff"/>
    </style:style>
    <style:style style:name="T5_103" style:family="text">
      <style:text-properties fo:background-color="#ffffff"/>
    </style:style>
    <style:style style:name="T5_104" style:family="text">
      <style:text-properties fo:background-color="#ffffff"/>
    </style:style>
    <style:style style:name="T5_105" style:family="text">
      <style:text-properties fo:background-color="#ffffff"/>
    </style:style>
    <style:style style:name="T5_106" style:family="text">
      <style:text-properties fo:background-color="#ffffff"/>
    </style:style>
    <style:style style:name="T5_107" style:family="text">
      <style:text-properties fo:background-color="#ffffff"/>
    </style:style>
    <style:style style:name="T5_108" style:family="text">
      <style:text-properties fo:background-color="#ffffff"/>
    </style:style>
    <style:style style:name="T5_109" style:family="text">
      <style:text-properties fo:background-color="#ffffff"/>
    </style:style>
    <style:style style:name="T5_110" style:family="text">
      <style:text-properties fo:background-color="#ffffff"/>
    </style:style>
    <style:style style:name="T5_111" style:family="text">
      <style:text-properties fo:background-color="#ffffff"/>
    </style:style>
    <style:style style:name="T5_112" style:family="text">
      <style:text-properties fo:background-color="#ffffff"/>
    </style:style>
    <style:style style:name="T5_113" style:family="text">
      <style:text-properties fo:background-color="#ffffff"/>
    </style:style>
    <style:style style:name="T5_114" style:family="text">
      <style:text-properties fo:background-color="#ffffff"/>
    </style:style>
    <style:style style:name="T5_115" style:family="text">
      <style:text-properties fo:background-color="#ffffff"/>
    </style:style>
    <style:style style:name="T5_116" style:family="text">
      <style:text-properties fo:background-color="#ffffff"/>
    </style:style>
    <style:style style:name="T5_117" style:family="text">
      <style:text-properties fo:background-color="#ffffff"/>
    </style:style>
    <style:style style:name="T5_118" style:family="text">
      <style:text-properties fo:background-color="#ffffff"/>
    </style:style>
    <style:style style:name="T5_119" style:family="text">
      <style:text-properties fo:background-color="#ffffff"/>
    </style:style>
    <style:style style:name="T5_120" style:family="text">
      <style:text-properties fo:background-color="#ffffff"/>
    </style:style>
    <style:style style:name="T5_121" style:family="text">
      <style:text-properties fo:background-color="#ffffff"/>
    </style:style>
    <style:style style:name="T5_122" style:family="text">
      <style:text-properties fo:background-color="#ffffff"/>
    </style:style>
    <style:style style:name="T5_123" style:family="text">
      <style:text-properties fo:background-color="#ffffff"/>
    </style:style>
    <style:style style:name="T5_124" style:family="text">
      <style:text-properties fo:background-color="#ffffff"/>
    </style:style>
    <style:style style:name="T5_125" style:family="text">
      <style:text-properties fo:background-color="#ffffff"/>
    </style:style>
    <style:style style:name="T5_126" style:family="text">
      <style:text-properties fo:background-color="#ffffff"/>
    </style:style>
    <style:style style:name="T5_127" style:family="text">
      <style:text-properties fo:background-color="#ffffff"/>
    </style:style>
    <style:style style:name="T5_128" style:family="text">
      <style:text-properties fo:background-color="#ffffff"/>
    </style:style>
    <style:style style:name="T5_129" style:family="text">
      <style:text-properties fo:background-color="#ffffff"/>
    </style:style>
    <style:style style:name="T5_130" style:family="text">
      <style:text-properties fo:background-color="#ffffff"/>
    </style:style>
    <style:style style:name="T5_131" style:family="text">
      <style:text-properties fo:background-color="#ffffff"/>
    </style:style>
    <style:style style:name="T5_132" style:family="text">
      <style:text-properties fo:background-color="#ffffff"/>
    </style:style>
    <style:style style:name="T5_133" style:family="text">
      <style:text-properties fo:background-color="#ffffff"/>
    </style:style>
    <style:style style:name="T5_134" style:family="text">
      <style:text-properties fo:background-color="#ffffff"/>
    </style:style>
    <style:style style:name="T5_135" style:family="text">
      <style:text-properties fo:background-color="#ffffff"/>
    </style:style>
    <style:style style:name="T5_136" style:family="text">
      <style:text-properties fo:background-color="#ffffff"/>
    </style:style>
    <style:style style:name="T5_137" style:family="text">
      <style:text-properties fo:background-color="#ffffff"/>
    </style:style>
    <style:style style:name="T5_138" style:family="text">
      <style:text-properties fo:background-color="#ffffff"/>
    </style:style>
    <style:style style:name="T5_139" style:family="text">
      <style:text-properties fo:background-color="#ffffff"/>
    </style:style>
    <style:style style:name="T5_140" style:family="text">
      <style:text-properties fo:background-color="#ffffff"/>
    </style:style>
    <style:style style:name="T5_141" style:family="text">
      <style:text-properties fo:background-color="#ffffff"/>
    </style:style>
    <style:style style:name="T5_142" style:family="text">
      <style:text-properties fo:background-color="#ffffff"/>
    </style:style>
    <style:style style:name="T5_143" style:family="text">
      <style:text-properties fo:background-color="#ffffff"/>
    </style:style>
    <style:style style:name="T5_144" style:family="text">
      <style:text-properties fo:background-color="#ffffff"/>
    </style:style>
    <style:style style:name="T5_145" style:family="text">
      <style:text-properties fo:background-color="#ffffff"/>
    </style:style>
    <style:style style:name="T5_146" style:family="text">
      <style:text-properties fo:background-color="#ffffff"/>
    </style:style>
    <style:style style:name="T5_147" style:family="text">
      <style:text-properties fo:background-color="#ffffff"/>
    </style:style>
    <style:style style:name="T5_148" style:family="text">
      <style:text-properties fo:background-color="#ffffff"/>
    </style:style>
    <style:style style:name="T5_149" style:family="text">
      <style:text-properties fo:background-color="#ffffff"/>
    </style:style>
    <style:style style:name="P6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background-color="#ffffff"/>
    </style:style>
    <style:style style:name="T7_2" style:family="text">
      <style:text-properties fo:background-color="#ffffff"/>
    </style:style>
    <style:style style:name="T7_3" style:family="text">
      <style:text-properties fo:background-color="#ffffff"/>
    </style:style>
    <style:style style:name="T7_4" style:family="text">
      <style:text-properties fo:background-color="#ffffff"/>
    </style:style>
    <style:style style:name="T7_5" style:family="text">
      <style:text-properties fo:background-color="#ffffff"/>
    </style:style>
    <style:style style:name="T7_6" style:family="text">
      <style:text-properties fo:background-color="#ffffff"/>
    </style:style>
    <style:style style:name="T7_7" style:family="text">
      <style:text-properties fo:background-color="#ffffff"/>
    </style:style>
    <style:style style:name="T7_8" style:family="text">
      <style:text-properties fo:background-color="#ffffff"/>
    </style:style>
    <style:style style:name="T7_9" style:family="text">
      <style:text-properties fo:background-color="#ffffff"/>
    </style:style>
    <style:style style:name="T7_10" style:family="text">
      <style:text-properties fo:background-color="#ffffff"/>
    </style:style>
    <style:style style:name="T7_11" style:family="text">
      <style:text-properties fo:background-color="#ffffff"/>
    </style:style>
    <style:style style:name="T7_12" style:family="text">
      <style:text-properties fo:background-color="#ffffff"/>
    </style:style>
    <style:style style:name="T7_13" style:family="text">
      <style:text-properties fo:background-color="#ffffff"/>
    </style:style>
    <style:style style:name="T7_14" style:family="text">
      <style:text-properties fo:background-color="#ffffff"/>
    </style:style>
    <style:style style:name="T7_15" style:family="text">
      <style:text-properties fo:background-color="#ffffff"/>
    </style:style>
    <style:style style:name="T7_16" style:family="text">
      <style:text-properties fo:background-color="#ffffff"/>
    </style:style>
    <style:style style:name="T7_17" style:family="text">
      <style:text-properties fo:background-color="#ffffff"/>
    </style:style>
    <style:style style:name="T7_18" style:family="text">
      <style:text-properties fo:background-color="#ffffff"/>
    </style:style>
    <style:style style:name="T7_19" style:family="text">
      <style:text-properties fo:background-color="#ffffff"/>
    </style:style>
    <style:style style:name="T7_20" style:family="text">
      <style:text-properties fo:background-color="#ffffff"/>
    </style:style>
    <style:style style:name="T7_21" style:family="text">
      <style:text-properties fo:background-color="#ffffff"/>
    </style:style>
    <style:style style:name="T7_22" style:family="text">
      <style:text-properties fo:background-color="#ffffff"/>
    </style:style>
    <style:style style:name="T7_23" style:family="text">
      <style:text-properties fo:background-color="#ffffff"/>
    </style:style>
    <style:style style:name="T7_24" style:family="text">
      <style:text-properties fo:background-color="#ffffff"/>
    </style:style>
    <style:style style:name="T7_25" style:family="text">
      <style:text-properties fo:background-color="#ffffff"/>
    </style:style>
    <style:style style:name="T7_26" style:family="text">
      <style:text-properties fo:background-color="#ffffff"/>
    </style:style>
    <style:style style:name="T7_27" style:family="text">
      <style:text-properties fo:background-color="#ffffff"/>
    </style:style>
    <style:style style:name="T7_28" style:family="text">
      <style:text-properties fo:background-color="#ffffff"/>
    </style:style>
    <style:style style:name="T7_29" style:family="text">
      <style:text-properties fo:background-color="#ffffff"/>
    </style:style>
    <style:style style:name="T7_30" style:family="text">
      <style:text-properties fo:background-color="#ffffff"/>
    </style:style>
    <style:style style:name="T7_31" style:family="text">
      <style:text-properties fo:background-color="#ffffff"/>
    </style:style>
    <style:style style:name="T7_32" style:family="text">
      <style:text-properties fo:background-color="#ffffff"/>
    </style:style>
    <style:style style:name="T7_33" style:family="text">
      <style:text-properties fo:background-color="#ffffff"/>
    </style:style>
    <style:style style:name="T7_34" style:family="text">
      <style:text-properties fo:background-color="#ffffff"/>
    </style:style>
    <style:style style:name="T7_35" style:family="text">
      <style:text-properties fo:background-color="#ffffff"/>
    </style:style>
    <style:style style:name="T7_36" style:family="text">
      <style:text-properties fo:background-color="#ffffff"/>
    </style:style>
    <style:style style:name="T7_37" style:family="text">
      <style:text-properties fo:background-color="#ffffff"/>
    </style:style>
    <style:style style:name="T7_38" style:family="text">
      <style:text-properties fo:background-color="#ffffff"/>
    </style:style>
    <style:style style:name="T7_39" style:family="text">
      <style:text-properties fo:background-color="#ffffff"/>
    </style:style>
    <style:style style:name="T7_40" style:family="text">
      <style:text-properties fo:background-color="#ffffff"/>
    </style:style>
    <style:style style:name="T7_41" style:family="text">
      <style:text-properties fo:background-color="#ffffff"/>
    </style:style>
    <style:style style:name="T7_42" style:family="text">
      <style:text-properties fo:background-color="#ffffff"/>
    </style:style>
    <style:style style:name="T7_43" style:family="text">
      <style:text-properties fo:background-color="#ffffff"/>
    </style:style>
    <style:style style:name="T7_44" style:family="text">
      <style:text-properties fo:background-color="#ffffff"/>
    </style:style>
    <style:style style:name="T7_45" style:family="text">
      <style:text-properties fo:background-color="#ffffff"/>
    </style:style>
    <style:style style:name="T7_46" style:family="text">
      <style:text-properties fo:background-color="#ffffff"/>
    </style:style>
    <style:style style:name="T7_47" style:family="text">
      <style:text-properties fo:background-color="#ffffff"/>
    </style:style>
    <style:style style:name="T7_48" style:family="text">
      <style:text-properties fo:background-color="#ffffff"/>
    </style:style>
    <style:style style:name="T7_49" style:family="text">
      <style:text-properties fo:background-color="#ffffff"/>
    </style:style>
    <style:style style:name="T7_50" style:family="text">
      <style:text-properties fo:background-color="#ffffff"/>
    </style:style>
    <style:style style:name="T7_51" style:family="text">
      <style:text-properties fo:background-color="#ffffff"/>
    </style:style>
    <style:style style:name="T7_52" style:family="text">
      <style:text-properties fo:background-color="#ffffff"/>
    </style:style>
    <style:style style:name="T7_53" style:family="text">
      <style:text-properties fo:background-color="#ffffff"/>
    </style:style>
    <style:style style:name="T7_54" style:family="text">
      <style:text-properties fo:background-color="#ffffff"/>
    </style:style>
    <style:style style:name="T7_55" style:family="text">
      <style:text-properties fo:background-color="#ffffff"/>
    </style:style>
    <style:style style:name="T7_56" style:family="text">
      <style:text-properties fo:background-color="#ffffff"/>
    </style:style>
    <style:style style:name="T7_57" style:family="text">
      <style:text-properties fo:background-color="#ffffff"/>
    </style:style>
    <style:style style:name="T7_58" style:family="text">
      <style:text-properties fo:background-color="#ffffff"/>
    </style:style>
    <style:style style:name="T7_59" style:family="text">
      <style:text-properties fo:background-color="#ffffff"/>
    </style:style>
    <style:style style:name="T7_60" style:family="text">
      <style:text-properties fo:background-color="#ffffff"/>
    </style:style>
    <style:style style:name="T7_61" style:family="text">
      <style:text-properties fo:background-color="#ffffff"/>
    </style:style>
    <style:style style:name="T7_62" style:family="text">
      <style:text-properties fo:background-color="#ffffff"/>
    </style:style>
    <style:style style:name="T7_63" style:family="text">
      <style:text-properties fo:background-color="#ffffff"/>
    </style:style>
    <style:style style:name="T7_64" style:family="text">
      <style:text-properties fo:background-color="#ffffff"/>
    </style:style>
    <style:style style:name="T7_65" style:family="text">
      <style:text-properties fo:background-color="#ffffff"/>
    </style:style>
    <style:style style:name="T7_66" style:family="text">
      <style:text-properties fo:background-color="#ffffff"/>
    </style:style>
    <style:style style:name="T7_67" style:family="text">
      <style:text-properties fo:background-color="#ffffff"/>
    </style:style>
    <style:style style:name="T7_68" style:family="text">
      <style:text-properties fo:background-color="#ffffff"/>
    </style:style>
    <style:style style:name="T7_69" style:family="text">
      <style:text-properties fo:background-color="#ffffff"/>
    </style:style>
    <style:style style:name="T7_70" style:family="text">
      <style:text-properties fo:background-color="#ffffff"/>
    </style:style>
    <style:style style:name="T7_71" style:family="text">
      <style:text-properties fo:background-color="#ffffff"/>
    </style:style>
    <style:style style:name="T7_72" style:family="text">
      <style:text-properties fo:background-color="#ffffff"/>
    </style:style>
    <style:style style:name="T7_73" style:family="text">
      <style:text-properties fo:background-color="#ffffff"/>
    </style:style>
    <style:style style:name="T7_74" style:family="text">
      <style:text-properties fo:background-color="#ffffff"/>
    </style:style>
    <style:style style:name="T7_75" style:family="text">
      <style:text-properties fo:background-color="#ffffff"/>
    </style:style>
    <style:style style:name="T7_76" style:family="text">
      <style:text-properties fo:background-color="#ffffff"/>
    </style:style>
    <style:style style:name="T7_77" style:family="text">
      <style:text-properties fo:background-color="#ffffff"/>
    </style:style>
    <style:style style:name="T7_78" style:family="text">
      <style:text-properties fo:background-color="#ffffff"/>
    </style:style>
    <style:style style:name="T7_79" style:family="text">
      <style:text-properties fo:background-color="#ffffff"/>
    </style:style>
    <style:style style:name="T7_80" style:family="text">
      <style:text-properties fo:background-color="#ffffff"/>
    </style:style>
    <style:style style:name="T7_81" style:family="text">
      <style:text-properties fo:background-color="#ffffff"/>
    </style:style>
    <style:style style:name="T7_82" style:family="text">
      <style:text-properties fo:background-color="#ffffff"/>
    </style:style>
    <style:style style:name="T7_83" style:family="text">
      <style:text-properties fo:background-color="#ffffff"/>
    </style:style>
    <style:style style:name="T7_84" style:family="text">
      <style:text-properties fo:background-color="#ffffff"/>
    </style:style>
    <style:style style:name="T7_85" style:family="text">
      <style:text-properties fo:background-color="#ffffff"/>
    </style:style>
    <style:style style:name="T7_86" style:family="text">
      <style:text-properties fo:background-color="#ffffff"/>
    </style:style>
    <style:style style:name="T7_87" style:family="text">
      <style:text-properties fo:background-color="#ffffff"/>
    </style:style>
    <style:style style:name="T7_88" style:family="text">
      <style:text-properties fo:background-color="#ffffff"/>
    </style:style>
    <style:style style:name="T7_89" style:family="text">
      <style:text-properties fo:background-color="#ffffff"/>
    </style:style>
    <style:style style:name="T7_90" style:family="text">
      <style:text-properties fo:background-color="#ffffff"/>
    </style:style>
    <style:style style:name="T7_91" style:family="text">
      <style:text-properties fo:background-color="#ffffff"/>
    </style:style>
    <style:style style:name="T7_92" style:family="text">
      <style:text-properties fo:background-color="#ffffff"/>
    </style:style>
    <style:style style:name="T7_93" style:family="text">
      <style:text-properties fo:background-color="#ffffff"/>
    </style:style>
    <style:style style:name="T7_94" style:family="text">
      <style:text-properties fo:background-color="#ffffff"/>
    </style:style>
    <style:style style:name="T7_95" style:family="text">
      <style:text-properties fo:background-color="#ffffff"/>
    </style:style>
    <style:style style:name="T7_96" style:family="text">
      <style:text-properties fo:background-color="#ffffff"/>
    </style:style>
    <style:style style:name="T7_97" style:family="text">
      <style:text-properties fo:background-color="#ffffff"/>
    </style:style>
    <style:style style:name="T7_98" style:family="text">
      <style:text-properties fo:background-color="#ffffff"/>
    </style:style>
    <style:style style:name="T7_99" style:family="text">
      <style:text-properties fo:background-color="#ffffff"/>
    </style:style>
    <style:style style:name="T7_100" style:family="text">
      <style:text-properties fo:background-color="#ffffff"/>
    </style:style>
    <style:style style:name="T7_101" style:family="text">
      <style:text-properties fo:background-color="#ffffff"/>
    </style:style>
    <style:style style:name="T7_102" style:family="text">
      <style:text-properties fo:background-color="#ffffff"/>
    </style:style>
    <style:style style:name="T7_103" style:family="text">
      <style:text-properties fo:background-color="#ffffff"/>
    </style:style>
    <style:style style:name="T7_104" style:family="text">
      <style:text-properties fo:background-color="#ffffff"/>
    </style:style>
    <style:style style:name="T7_105" style:family="text">
      <style:text-properties fo:background-color="#ffffff"/>
    </style:style>
    <style:style style:name="T7_106" style:family="text">
      <style:text-properties fo:background-color="#ffffff"/>
    </style:style>
    <style:style style:name="T7_107" style:family="text">
      <style:text-properties fo:background-color="#ffffff"/>
    </style:style>
    <style:style style:name="T7_108" style:family="text">
      <style:text-properties fo:background-color="#ffffff"/>
    </style:style>
    <style:style style:name="T7_109" style:family="text">
      <style:text-properties fo:background-color="#ffffff"/>
    </style:style>
    <style:style style:name="T7_110" style:family="text">
      <style:text-properties fo:background-color="#ffffff"/>
    </style:style>
    <style:style style:name="T7_111" style:family="text">
      <style:text-properties fo:background-color="#ffffff"/>
    </style:style>
    <style:style style:name="T7_112" style:family="text">
      <style:text-properties fo:background-color="#ffffff"/>
    </style:style>
    <style:style style:name="T7_113" style:family="text">
      <style:text-properties fo:background-color="#ffffff"/>
    </style:style>
    <style:style style:name="T7_114" style:family="text">
      <style:text-properties fo:background-color="#ffffff"/>
    </style:style>
    <style:style style:name="T7_115" style:family="text">
      <style:text-properties fo:background-color="#ffffff"/>
    </style:style>
    <style:style style:name="T7_116" style:family="text">
      <style:text-properties fo:background-color="#ffffff"/>
    </style:style>
    <style:style style:name="T7_117" style:family="text">
      <style:text-properties fo:background-color="#ffffff"/>
    </style:style>
    <style:style style:name="T7_118" style:family="text">
      <style:text-properties fo:background-color="#ffffff"/>
    </style:style>
    <style:style style:name="T7_119" style:family="text">
      <style:text-properties fo:background-color="#ffffff"/>
    </style:style>
    <style:style style:name="T7_120" style:family="text">
      <style:text-properties fo:background-color="#ffffff"/>
    </style:style>
    <style:style style:name="T7_121" style:family="text">
      <style:text-properties fo:background-color="#ffffff"/>
    </style:style>
    <style:style style:name="T7_122" style:family="text">
      <style:text-properties fo:background-color="#ffffff"/>
    </style:style>
    <style:style style:name="T7_123" style:family="text">
      <style:text-properties fo:background-color="#ffffff"/>
    </style:style>
    <style:style style:name="T7_124" style:family="text">
      <style:text-properties fo:background-color="#ffffff"/>
    </style:style>
    <style:style style:name="T7_125" style:family="text">
      <style:text-properties fo:background-color="#ffffff"/>
    </style:style>
    <style:style style:name="T7_126" style:family="text">
      <style:text-properties fo:background-color="#ffffff"/>
    </style:style>
    <style:style style:name="T7_127" style:family="text">
      <style:text-properties fo:background-color="#ffffff"/>
    </style:style>
    <style:style style:name="T7_128" style:family="text">
      <style:text-properties fo:background-color="#ffffff"/>
    </style:style>
    <style:style style:name="T7_129" style:family="text">
      <style:text-properties fo:background-color="#ffffff"/>
    </style:style>
    <style:style style:name="T7_130" style:family="text">
      <style:text-properties fo:background-color="#ffffff"/>
    </style:style>
    <style:style style:name="T7_131" style:family="text">
      <style:text-properties fo:background-color="#ffffff"/>
    </style:style>
    <style:style style:name="T7_132" style:family="text">
      <style:text-properties fo:background-color="#ffffff"/>
    </style:style>
    <style:style style:name="T7_133" style:family="text">
      <style:text-properties fo:background-color="#ffffff"/>
    </style:style>
    <style:style style:name="T7_134" style:family="text">
      <style:text-properties fo:background-color="#ffffff"/>
    </style:style>
    <style:style style:name="T7_135" style:family="text">
      <style:text-properties fo:background-color="#ffffff"/>
    </style:style>
    <style:style style:name="T7_136" style:family="text">
      <style:text-properties fo:background-color="#ffffff"/>
    </style:style>
    <style:style style:name="T7_137" style:family="text">
      <style:text-properties fo:background-color="#ffffff"/>
    </style:style>
    <style:style style:name="T7_138" style:family="text">
      <style:text-properties fo:background-color="#ffffff"/>
    </style:style>
    <style:style style:name="T7_139" style:family="text">
      <style:text-properties fo:background-color="#ffffff"/>
    </style:style>
    <style:style style:name="T7_140" style:family="text">
      <style:text-properties fo:background-color="#ffffff"/>
    </style:style>
    <style:style style:name="T7_141" style:family="text">
      <style:text-properties fo:background-color="#ffffff"/>
    </style:style>
    <style:style style:name="T7_142" style:family="text">
      <style:text-properties fo:background-color="#ffffff"/>
    </style:style>
    <style:style style:name="T7_143" style:family="text">
      <style:text-properties fo:background-color="#ffffff"/>
    </style:style>
    <style:style style:name="T7_144" style:family="text">
      <style:text-properties fo:background-color="#ffffff"/>
    </style:style>
    <style:style style:name="T7_145" style:family="text">
      <style:text-properties fo:background-color="#ffffff"/>
    </style:style>
    <style:style style:name="P8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background-color="#ffffff"/>
    </style:style>
    <style:style style:name="T9_2" style:family="text">
      <style:text-properties fo:background-color="#ffffff"/>
    </style:style>
    <style:style style:name="T9_3" style:family="text">
      <style:text-properties fo:background-color="#ffffff"/>
    </style:style>
    <style:style style:name="T9_4" style:family="text">
      <style:text-properties fo:background-color="#ffffff"/>
    </style:style>
    <style:style style:name="T9_5" style:family="text">
      <style:text-properties fo:background-color="#ffffff"/>
    </style:style>
    <style:style style:name="T9_6" style:family="text">
      <style:text-properties fo:background-color="#ffffff"/>
    </style:style>
    <style:style style:name="T9_7" style:family="text">
      <style:text-properties fo:background-color="#ffffff"/>
    </style:style>
    <style:style style:name="T9_8" style:family="text">
      <style:text-properties fo:background-color="#ffffff"/>
    </style:style>
    <style:style style:name="T9_9" style:family="text">
      <style:text-properties fo:background-color="#ffffff"/>
    </style:style>
    <style:style style:name="T9_10" style:family="text">
      <style:text-properties fo:background-color="#ffffff"/>
    </style:style>
    <style:style style:name="T9_11" style:family="text">
      <style:text-properties fo:background-color="#ffffff"/>
    </style:style>
    <style:style style:name="T9_12" style:family="text">
      <style:text-properties fo:background-color="#ffffff"/>
    </style:style>
    <style:style style:name="T9_13" style:family="text">
      <style:text-properties fo:background-color="#ffffff"/>
    </style:style>
    <style:style style:name="T9_14" style:family="text">
      <style:text-properties fo:background-color="#ffffff"/>
    </style:style>
    <style:style style:name="T9_15" style:family="text">
      <style:text-properties fo:background-color="#ffffff"/>
    </style:style>
    <style:style style:name="T9_16" style:family="text">
      <style:text-properties fo:background-color="#ffffff"/>
    </style:style>
    <style:style style:name="T9_17" style:family="text">
      <style:text-properties fo:background-color="#ffffff"/>
    </style:style>
    <style:style style:name="T9_18" style:family="text">
      <style:text-properties fo:background-color="#ffffff"/>
    </style:style>
    <style:style style:name="T9_19" style:family="text">
      <style:text-properties fo:background-color="#ffffff"/>
    </style:style>
    <style:style style:name="T9_20" style:family="text">
      <style:text-properties fo:background-color="#ffffff"/>
    </style:style>
    <style:style style:name="T9_21" style:family="text">
      <style:text-properties fo:background-color="#ffffff"/>
    </style:style>
    <style:style style:name="T9_22" style:family="text">
      <style:text-properties fo:background-color="#ffffff"/>
    </style:style>
    <style:style style:name="T9_23" style:family="text">
      <style:text-properties fo:background-color="#ffffff"/>
    </style:style>
    <style:style style:name="T9_24" style:family="text">
      <style:text-properties fo:background-color="#ffffff"/>
    </style:style>
    <style:style style:name="T9_25" style:family="text">
      <style:text-properties fo:background-color="#ffffff"/>
    </style:style>
    <style:style style:name="T9_26" style:family="text">
      <style:text-properties fo:background-color="#ffffff"/>
    </style:style>
    <style:style style:name="T9_27" style:family="text">
      <style:text-properties fo:background-color="#ffffff"/>
    </style:style>
    <style:style style:name="T9_28" style:family="text">
      <style:text-properties fo:background-color="#ffffff"/>
    </style:style>
    <style:style style:name="T9_29" style:family="text">
      <style:text-properties fo:background-color="#ffffff"/>
    </style:style>
    <style:style style:name="T9_30" style:family="text">
      <style:text-properties fo:background-color="#ffffff"/>
    </style:style>
    <style:style style:name="T9_31" style:family="text">
      <style:text-properties fo:background-color="#ffffff"/>
    </style:style>
    <style:style style:name="T9_32" style:family="text">
      <style:text-properties fo:background-color="#ffffff"/>
    </style:style>
    <style:style style:name="T9_33" style:family="text">
      <style:text-properties fo:background-color="#ffffff"/>
    </style:style>
    <style:style style:name="T9_34" style:family="text">
      <style:text-properties fo:background-color="#ffffff"/>
    </style:style>
    <style:style style:name="T9_35" style:family="text">
      <style:text-properties fo:background-color="#ffffff"/>
    </style:style>
    <style:style style:name="T9_36" style:family="text">
      <style:text-properties fo:background-color="#ffffff"/>
    </style:style>
    <style:style style:name="T9_37" style:family="text">
      <style:text-properties fo:background-color="#ffffff"/>
    </style:style>
    <style:style style:name="T9_38" style:family="text">
      <style:text-properties fo:background-color="#ffffff"/>
    </style:style>
    <style:style style:name="T9_39" style:family="text">
      <style:text-properties fo:background-color="#ffffff"/>
    </style:style>
    <style:style style:name="T9_40" style:family="text">
      <style:text-properties fo:background-color="#ffffff"/>
    </style:style>
    <style:style style:name="T9_41" style:family="text">
      <style:text-properties fo:background-color="#ffffff"/>
    </style:style>
    <style:style style:name="T9_42" style:family="text">
      <style:text-properties fo:background-color="#ffffff"/>
    </style:style>
    <style:style style:name="T9_43" style:family="text">
      <style:text-properties fo:background-color="#ffffff"/>
    </style:style>
    <style:style style:name="T9_44" style:family="text">
      <style:text-properties fo:background-color="#ffffff"/>
    </style:style>
    <style:style style:name="T9_45" style:family="text">
      <style:text-properties fo:background-color="#ffffff"/>
    </style:style>
    <style:style style:name="T9_46" style:family="text">
      <style:text-properties fo:background-color="#ffffff"/>
    </style:style>
    <style:style style:name="T9_47" style:family="text">
      <style:text-properties fo:background-color="#ffffff"/>
    </style:style>
    <style:style style:name="T9_48" style:family="text">
      <style:text-properties fo:background-color="#ffffff"/>
    </style:style>
    <style:style style:name="T9_49" style:family="text">
      <style:text-properties fo:background-color="#ffffff"/>
    </style:style>
    <style:style style:name="T9_50" style:family="text">
      <style:text-properties fo:background-color="#ffffff"/>
    </style:style>
    <style:style style:name="T9_51" style:family="text">
      <style:text-properties fo:background-color="#ffffff"/>
    </style:style>
    <style:style style:name="T9_52" style:family="text">
      <style:text-properties fo:background-color="#ffffff"/>
    </style:style>
    <style:style style:name="T9_53" style:family="text">
      <style:text-properties fo:background-color="#ffffff"/>
    </style:style>
    <style:style style:name="T9_54" style:family="text">
      <style:text-properties fo:background-color="#ffffff"/>
    </style:style>
    <style:style style:name="T9_55" style:family="text">
      <style:text-properties fo:background-color="#ffffff"/>
    </style:style>
    <style:style style:name="T9_56" style:family="text">
      <style:text-properties fo:background-color="#ffffff"/>
    </style:style>
    <style:style style:name="T9_57" style:family="text">
      <style:text-properties fo:background-color="#ffffff"/>
    </style:style>
    <style:style style:name="T9_58" style:family="text">
      <style:text-properties fo:background-color="#ffffff"/>
    </style:style>
    <style:style style:name="T9_59" style:family="text">
      <style:text-properties fo:background-color="#ffffff"/>
    </style:style>
    <style:style style:name="T9_60" style:family="text">
      <style:text-properties fo:background-color="#ffffff"/>
    </style:style>
    <style:style style:name="T9_61" style:family="text">
      <style:text-properties fo:background-color="#ffffff"/>
    </style:style>
    <style:style style:name="T9_62" style:family="text">
      <style:text-properties fo:background-color="#ffffff"/>
    </style:style>
    <style:style style:name="T9_63" style:family="text">
      <style:text-properties fo:background-color="#ffffff"/>
    </style:style>
    <style:style style:name="T9_64" style:family="text">
      <style:text-properties fo:background-color="#ffffff"/>
    </style:style>
    <style:style style:name="T9_65" style:family="text">
      <style:text-properties fo:background-color="#ffffff"/>
    </style:style>
    <style:style style:name="T9_66" style:family="text">
      <style:text-properties fo:background-color="#ffffff"/>
    </style:style>
    <style:style style:name="T9_67" style:family="text">
      <style:text-properties fo:background-color="#ffffff"/>
    </style:style>
    <style:style style:name="T9_68" style:family="text">
      <style:text-properties fo:background-color="#ffffff"/>
    </style:style>
    <style:style style:name="T9_69" style:family="text">
      <style:text-properties fo:background-color="#ffffff"/>
    </style:style>
    <style:style style:name="T9_70" style:family="text">
      <style:text-properties fo:background-color="#ffffff"/>
    </style:style>
    <style:style style:name="T9_71" style:family="text">
      <style:text-properties fo:background-color="#ffffff"/>
    </style:style>
    <style:style style:name="T9_72" style:family="text">
      <style:text-properties fo:background-color="#ffffff"/>
    </style:style>
    <style:style style:name="T9_73" style:family="text">
      <style:text-properties fo:background-color="#ffffff"/>
    </style:style>
    <style:style style:name="T9_74" style:family="text">
      <style:text-properties fo:background-color="#ffffff"/>
    </style:style>
    <style:style style:name="T9_75" style:family="text">
      <style:text-properties fo:background-color="#ffffff"/>
    </style:style>
    <style:style style:name="T9_76" style:family="text">
      <style:text-properties fo:background-color="#ffffff"/>
    </style:style>
    <style:style style:name="T9_77" style:family="text">
      <style:text-properties fo:background-color="#ffffff"/>
    </style:style>
    <style:style style:name="T9_78" style:family="text">
      <style:text-properties fo:background-color="#ffffff"/>
    </style:style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T9_157" style:family="text"/>
    <style:style style:name="T9_158" style:family="text"/>
    <style:style style:name="T9_159" style:family="text"/>
    <style:style style:name="T9_160" style:family="text"/>
    <style:style style:name="T9_161" style:family="text"/>
    <style:style style:name="T9_162" style:family="text"/>
    <style:style style:name="T9_163" style:family="text"/>
    <style:style style:name="T9_164" style:family="text"/>
    <style:style style:name="T9_165" style:family="text"/>
    <style:style style:name="T9_166" style:family="text"/>
    <style:style style:name="T9_167" style:family="text"/>
    <style:style style:name="T9_168" style:family="text"/>
    <style:style style:name="T9_169" style:family="text"/>
    <style:style style:name="T9_170" style:family="text"/>
    <style:style style:name="T9_171" style:family="text"/>
    <style:style style:name="T9_172" style:family="text"/>
    <style:style style:name="T9_173" style:family="text"/>
    <style:style style:name="T9_174" style:family="text"/>
    <style:style style:name="T9_175" style:family="text"/>
    <style:style style:name="T9_176" style:family="text"/>
    <style:style style:name="T9_177" style:family="text"/>
    <style:style style:name="T9_178" style:family="text"/>
    <style:style style:name="T9_179" style:family="text"/>
    <style:style style:name="T9_180" style:family="text"/>
    <style:style style:name="T9_181" style:family="text"/>
    <style:style style:name="T9_182" style:family="text"/>
    <style:style style:name="T9_183" style:family="text"/>
    <style:style style:name="T9_184" style:family="text"/>
    <style:style style:name="T9_185" style:family="text"/>
    <style:style style:name="T9_186" style:family="text"/>
    <style:style style:name="T9_187" style:family="text"/>
    <style:style style:name="T9_188" style:family="text"/>
    <style:style style:name="T9_189" style:family="text"/>
    <style:style style:name="T9_190" style:family="text"/>
    <style:style style:name="T9_191" style:family="text"/>
    <style:style style:name="T9_192" style:family="text"/>
    <style:style style:name="T9_193" style:family="text"/>
    <style:style style:name="T9_194" style:family="text"/>
    <style:style style:name="T9_195" style:family="text"/>
    <style:style style:name="T9_196" style:family="text"/>
    <style:style style:name="T9_197" style:family="text"/>
    <style:style style:name="T9_198" style:family="text"/>
    <style:style style:name="T9_199" style:family="text"/>
    <style:style style:name="T9_200" style:family="text"/>
    <style:style style:name="T9_201" style:family="text"/>
    <style:style style:name="T9_202" style:family="text"/>
    <style:style style:name="T9_203" style:family="text"/>
    <style:style style:name="T9_204" style:family="text"/>
    <style:style style:name="T9_205" style:family="text"/>
    <style:style style:name="T9_206" style:family="text"/>
    <style:style style:name="T9_207" style:family="text"/>
    <style:style style:name="T9_208" style:family="text"/>
    <style:style style:name="T9_209" style:family="text"/>
    <style:style style:name="T9_210" style:family="text"/>
    <style:style style:name="T9_211" style:family="text"/>
    <style:style style:name="T9_212" style:family="text"/>
    <style:style style:name="T9_213" style:family="text"/>
    <style:style style:name="T9_214" style:family="text"/>
    <style:style style:name="T9_215" style:family="text"/>
    <style:style style:name="T9_216" style:family="text"/>
    <style:style style:name="P10" style:family="paragraph" style:parent-style-name="Standard">
      <style:paragraph-properties fo:break-before="auto" fo:line-height="115%" style:writing-mode="lr-tb"/>
      <style:text-properties fo:background-color="#ffffff"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background-color="#ffffff"/>
    </style:style>
    <style:style style:name="T11_2" style:family="text">
      <style:text-properties fo:background-color="#ffffff"/>
    </style:style>
    <style:style style:name="T11_3" style:family="text">
      <style:text-properties fo:background-color="#ffffff"/>
    </style:style>
    <style:style style:name="T11_4" style:family="text">
      <style:text-properties fo:background-color="#ffffff"/>
    </style:style>
    <style:style style:name="T11_5" style:family="text">
      <style:text-properties fo:background-color="#ffffff"/>
    </style:style>
    <style:style style:name="T11_6" style:family="text">
      <style:text-properties fo:background-color="#ffffff"/>
    </style:style>
    <style:style style:name="T11_7" style:family="text">
      <style:text-properties fo:background-color="#ffffff"/>
    </style:style>
    <style:style style:name="T11_8" style:family="text">
      <style:text-properties fo:background-color="#ffffff"/>
    </style:style>
    <style:style style:name="T11_9" style:family="text">
      <style:text-properties fo:background-color="#ffffff"/>
    </style:style>
    <style:style style:name="T11_10" style:family="text">
      <style:text-properties fo:background-color="#ffffff"/>
    </style:style>
    <style:style style:name="T11_11" style:family="text">
      <style:text-properties fo:background-color="#ffffff"/>
    </style:style>
    <style:style style:name="T11_12" style:family="text">
      <style:text-properties fo:background-color="#ffffff"/>
    </style:style>
    <style:style style:name="T11_13" style:family="text">
      <style:text-properties fo:background-color="#ffffff"/>
    </style:style>
    <style:style style:name="T11_14" style:family="text">
      <style:text-properties fo:background-color="#ffffff"/>
    </style:style>
    <style:style style:name="T11_15" style:family="text">
      <style:text-properties fo:background-color="#ffffff"/>
    </style:style>
    <style:style style:name="T11_16" style:family="text">
      <style:text-properties fo:background-color="#ffffff"/>
    </style:style>
    <style:style style:name="T11_17" style:family="text">
      <style:text-properties fo:background-color="#ffffff"/>
    </style:style>
    <style:style style:name="T11_18" style:family="text">
      <style:text-properties fo:background-color="#ffffff"/>
    </style:style>
    <style:style style:name="T11_19" style:family="text">
      <style:text-properties fo:background-color="#ffffff"/>
    </style:style>
    <style:style style:name="T11_20" style:family="text">
      <style:text-properties fo:background-color="#ffffff"/>
    </style:style>
    <style:style style:name="T11_21" style:family="text">
      <style:text-properties fo:background-color="#ffffff"/>
    </style:style>
    <style:style style:name="T11_22" style:family="text">
      <style:text-properties fo:background-color="#ffffff"/>
    </style:style>
    <style:style style:name="T11_23" style:family="text">
      <style:text-properties fo:background-color="#ffffff"/>
    </style:style>
    <style:style style:name="T11_24" style:family="text">
      <style:text-properties fo:background-color="#ffffff"/>
    </style:style>
    <style:style style:name="T11_25" style:family="text">
      <style:text-properties fo:background-color="#ffffff"/>
    </style:style>
    <style:style style:name="T11_26" style:family="text">
      <style:text-properties fo:background-color="#ffffff"/>
    </style:style>
    <style:style style:name="T11_27" style:family="text">
      <style:text-properties fo:background-color="#ffffff"/>
    </style:style>
    <style:style style:name="T11_28" style:family="text">
      <style:text-properties fo:background-color="#ffffff"/>
    </style:style>
    <style:style style:name="T11_29" style:family="text">
      <style:text-properties fo:background-color="#ffffff"/>
    </style:style>
    <style:style style:name="T11_30" style:family="text">
      <style:text-properties fo:background-color="#ffffff"/>
    </style:style>
    <style:style style:name="T11_31" style:family="text">
      <style:text-properties fo:background-color="#ffffff"/>
    </style:style>
    <style:style style:name="T11_32" style:family="text">
      <style:text-properties fo:background-color="#ffffff"/>
    </style:style>
    <style:style style:name="T11_33" style:family="text">
      <style:text-properties fo:background-color="#ffffff"/>
    </style:style>
    <style:style style:name="T11_34" style:family="text">
      <style:text-properties fo:background-color="#ffffff"/>
    </style:style>
    <style:style style:name="T11_35" style:family="text">
      <style:text-properties fo:background-color="#ffffff"/>
    </style:style>
    <style:style style:name="T11_36" style:family="text">
      <style:text-properties fo:background-color="#ffffff"/>
    </style:style>
    <style:style style:name="T11_37" style:family="text">
      <style:text-properties fo:background-color="#ffffff"/>
    </style:style>
    <style:style style:name="T11_38" style:family="text">
      <style:text-properties fo:background-color="#ffffff"/>
    </style:style>
    <style:style style:name="T11_39" style:family="text">
      <style:text-properties fo:background-color="#ffffff"/>
    </style:style>
    <style:style style:name="T11_40" style:family="text">
      <style:text-properties fo:background-color="#ffffff"/>
    </style:style>
    <style:style style:name="T11_41" style:family="text">
      <style:text-properties fo:background-color="#ffffff"/>
    </style:style>
    <style:style style:name="T11_42" style:family="text">
      <style:text-properties fo:background-color="#ffffff"/>
    </style:style>
    <style:style style:name="T11_43" style:family="text">
      <style:text-properties fo:background-color="#ffffff"/>
    </style:style>
    <style:style style:name="T11_44" style:family="text">
      <style:text-properties fo:background-color="#ffffff"/>
    </style:style>
    <style:style style:name="T11_45" style:family="text">
      <style:text-properties fo:background-color="#ffffff"/>
    </style:style>
    <style:style style:name="T11_46" style:family="text">
      <style:text-properties fo:background-color="#ffffff"/>
    </style:style>
    <style:style style:name="T11_47" style:family="text">
      <style:text-properties fo:background-color="#ffffff"/>
    </style:style>
    <style:style style:name="T11_48" style:family="text">
      <style:text-properties fo:background-color="#ffffff"/>
    </style:style>
    <style:style style:name="T11_49" style:family="text">
      <style:text-properties fo:background-color="#ffffff"/>
    </style:style>
    <style:style style:name="T11_50" style:family="text">
      <style:text-properties fo:background-color="#ffffff"/>
    </style:style>
    <style:style style:name="T11_51" style:family="text">
      <style:text-properties fo:background-color="#ffffff"/>
    </style:style>
    <style:style style:name="T11_52" style:family="text">
      <style:text-properties fo:background-color="#ffffff"/>
    </style:style>
    <style:style style:name="T11_53" style:family="text">
      <style:text-properties fo:background-color="#ffffff"/>
    </style:style>
    <style:style style:name="T11_54" style:family="text">
      <style:text-properties fo:background-color="#ffffff"/>
    </style:style>
    <style:style style:name="T11_55" style:family="text">
      <style:text-properties fo:background-color="#ffffff"/>
    </style:style>
    <style:style style:name="T11_56" style:family="text">
      <style:text-properties fo:background-color="#ffffff"/>
    </style:style>
    <style:style style:name="T11_57" style:family="text">
      <style:text-properties fo:background-color="#ffffff"/>
    </style:style>
    <style:style style:name="T11_58" style:family="text">
      <style:text-properties fo:background-color="#ffffff"/>
    </style:style>
    <style:style style:name="T11_59" style:family="text">
      <style:text-properties fo:background-color="#ffffff"/>
    </style:style>
    <style:style style:name="T11_60" style:family="text">
      <style:text-properties fo:background-color="#ffffff"/>
    </style:style>
    <style:style style:name="T11_61" style:family="text">
      <style:text-properties fo:background-color="#ffffff"/>
    </style:style>
    <style:style style:name="T11_62" style:family="text">
      <style:text-properties fo:background-color="#ffffff"/>
    </style:style>
    <style:style style:name="T11_63" style:family="text">
      <style:text-properties fo:background-color="#ffffff"/>
    </style:style>
    <style:style style:name="T11_64" style:family="text">
      <style:text-properties fo:background-color="#ffffff"/>
    </style:style>
    <style:style style:name="T11_65" style:family="text">
      <style:text-properties fo:background-color="#ffffff"/>
    </style:style>
    <style:style style:name="T11_66" style:family="text">
      <style:text-properties fo:background-color="#ffffff"/>
    </style:style>
    <style:style style:name="T11_67" style:family="text">
      <style:text-properties fo:background-color="#ffffff"/>
    </style:style>
    <style:style style:name="T11_68" style:family="text">
      <style:text-properties fo:background-color="#ffffff"/>
    </style:style>
    <style:style style:name="T11_69" style:family="text">
      <style:text-properties fo:background-color="#ffffff"/>
    </style:style>
    <style:style style:name="T11_70" style:family="text">
      <style:text-properties fo:background-color="#ffffff"/>
    </style:style>
    <style:style style:name="T11_71" style:family="text">
      <style:text-properties fo:background-color="#ffffff"/>
    </style:style>
    <style:style style:name="T11_72" style:family="text">
      <style:text-properties fo:background-color="#ffffff"/>
    </style:style>
    <style:style style:name="T11_73" style:family="text">
      <style:text-properties fo:background-color="#ffffff"/>
    </style:style>
    <style:style style:name="T11_74" style:family="text">
      <style:text-properties fo:background-color="#ffffff"/>
    </style:style>
    <style:style style:name="T11_75" style:family="text">
      <style:text-properties fo:background-color="#ffffff"/>
    </style:style>
    <style:style style:name="T11_76" style:family="text">
      <style:text-properties fo:background-color="#ffffff"/>
    </style:style>
    <style:style style:name="T11_77" style:family="text">
      <style:text-properties fo:background-color="#ffffff"/>
    </style:style>
    <style:style style:name="T11_78" style:family="text">
      <style:text-properties fo:background-color="#ffffff"/>
    </style:style>
    <style:style style:name="T11_79" style:family="text">
      <style:text-properties fo:background-color="#ffffff"/>
    </style:style>
    <style:style style:name="T11_80" style:family="text">
      <style:text-properties fo:background-color="#ffffff"/>
    </style:style>
    <style:style style:name="T11_81" style:family="text">
      <style:text-properties fo:background-color="#ffffff"/>
    </style:style>
    <style:style style:name="T11_82" style:family="text">
      <style:text-properties fo:background-color="#ffffff"/>
    </style:style>
    <style:style style:name="T11_83" style:family="text">
      <style:text-properties fo:background-color="#ffffff"/>
    </style:style>
    <style:style style:name="T11_84" style:family="text">
      <style:text-properties fo:background-color="#ffffff"/>
    </style:style>
    <style:style style:name="T11_85" style:family="text">
      <style:text-properties fo:background-color="#ffffff"/>
    </style:style>
    <style:style style:name="T11_86" style:family="text">
      <style:text-properties fo:background-color="#ffffff"/>
    </style:style>
    <style:style style:name="T11_87" style:family="text">
      <style:text-properties fo:background-color="#ffffff"/>
    </style:style>
    <style:style style:name="T11_88" style:family="text">
      <style:text-properties fo:background-color="#ffffff"/>
    </style:style>
    <style:style style:name="T11_89" style:family="text">
      <style:text-properties fo:background-color="#ffffff"/>
    </style:style>
    <style:style style:name="T11_90" style:family="text">
      <style:text-properties fo:background-color="#ffffff"/>
    </style:style>
    <style:style style:name="T11_91" style:family="text">
      <style:text-properties fo:background-color="#ffffff"/>
    </style:style>
    <style:style style:name="T11_92" style:family="text">
      <style:text-properties fo:background-color="#ffffff"/>
    </style:style>
    <style:style style:name="T11_93" style:family="text">
      <style:text-properties fo:background-color="#ffffff"/>
    </style:style>
    <style:style style:name="T11_94" style:family="text">
      <style:text-properties fo:background-color="#ffffff"/>
    </style:style>
    <style:style style:name="T11_95" style:family="text">
      <style:text-properties fo:background-color="#ffffff"/>
    </style:style>
    <style:style style:name="T11_96" style:family="text">
      <style:text-properties fo:background-color="#ffffff"/>
    </style:style>
    <style:style style:name="T11_97" style:family="text">
      <style:text-properties fo:background-color="#ffffff"/>
    </style:style>
    <style:style style:name="T11_98" style:family="text">
      <style:text-properties fo:background-color="#ffffff"/>
    </style:style>
    <style:style style:name="T11_99" style:family="text">
      <style:text-properties fo:background-color="#ffffff"/>
    </style:style>
    <style:style style:name="T11_100" style:family="text">
      <style:text-properties fo:background-color="#ffffff"/>
    </style:style>
    <style:style style:name="T11_101" style:family="text">
      <style:text-properties fo:background-color="#ffffff"/>
    </style:style>
    <style:style style:name="T11_102" style:family="text">
      <style:text-properties fo:background-color="#ffffff"/>
    </style:style>
    <style:style style:name="T11_103" style:family="text">
      <style:text-properties fo:background-color="#ffffff"/>
    </style:style>
    <style:style style:name="T11_104" style:family="text">
      <style:text-properties fo:background-color="#ffffff"/>
    </style:style>
    <style:style style:name="T11_105" style:family="text">
      <style:text-properties fo:background-color="#ffffff"/>
    </style:style>
    <style:style style:name="T11_106" style:family="text">
      <style:text-properties fo:background-color="#ffffff"/>
    </style:style>
    <style:style style:name="T11_107" style:family="text">
      <style:text-properties fo:background-color="#ffffff"/>
    </style:style>
    <style:style style:name="T11_108" style:family="text">
      <style:text-properties fo:background-color="#ffffff"/>
    </style:style>
    <style:style style:name="T11_109" style:family="text">
      <style:text-properties fo:background-color="#ffffff"/>
    </style:style>
    <style:style style:name="T11_110" style:family="text">
      <style:text-properties fo:background-color="#ffffff"/>
    </style:style>
    <style:style style:name="T11_111" style:family="text">
      <style:text-properties fo:background-color="#ffffff"/>
    </style:style>
    <style:style style:name="T11_112" style:family="text">
      <style:text-properties fo:background-color="#ffffff"/>
    </style:style>
    <style:style style:name="T11_113" style:family="text">
      <style:text-properties fo:background-color="#ffffff"/>
    </style:style>
    <style:style style:name="T11_114" style:family="text">
      <style:text-properties fo:background-color="#ffffff"/>
    </style:style>
    <style:style style:name="T11_115" style:family="text">
      <style:text-properties fo:background-color="#ffffff"/>
    </style:style>
    <style:style style:name="T11_116" style:family="text">
      <style:text-properties fo:background-color="#ffffff"/>
    </style:style>
    <style:style style:name="T11_117" style:family="text">
      <style:text-properties fo:background-color="#ffffff"/>
    </style:style>
    <style:style style:name="T11_118" style:family="text">
      <style:text-properties fo:background-color="#ffffff"/>
    </style:style>
    <style:style style:name="T11_119" style:family="text">
      <style:text-properties fo:background-color="#ffffff"/>
    </style:style>
    <style:style style:name="T11_120" style:family="text">
      <style:text-properties fo:background-color="#ffffff"/>
    </style:style>
    <style:style style:name="T11_121" style:family="text">
      <style:text-properties fo:background-color="#ffffff"/>
    </style:style>
    <style:style style:name="T11_122" style:family="text">
      <style:text-properties fo:background-color="#ffffff"/>
    </style:style>
    <style:style style:name="T11_123" style:family="text">
      <style:text-properties fo:background-color="#ffffff"/>
    </style:style>
    <style:style style:name="T11_124" style:family="text">
      <style:text-properties fo:background-color="#ffffff"/>
    </style:style>
    <style:style style:name="T11_125" style:family="text">
      <style:text-properties fo:background-color="#ffffff"/>
    </style:style>
    <style:style style:name="T11_126" style:family="text">
      <style:text-properties fo:background-color="#ffffff"/>
    </style:style>
    <style:style style:name="T11_127" style:family="text">
      <style:text-properties fo:background-color="#ffffff"/>
    </style:style>
    <style:style style:name="T11_128" style:family="text">
      <style:text-properties fo:background-color="#ffffff"/>
    </style:style>
    <style:style style:name="T11_129" style:family="text">
      <style:text-properties fo:background-color="#ffffff"/>
    </style:style>
    <style:style style:name="T11_130" style:family="text">
      <style:text-properties fo:background-color="#ffffff"/>
    </style:style>
    <style:style style:name="T11_131" style:family="text">
      <style:text-properties fo:background-color="#ffffff"/>
    </style:style>
    <style:style style:name="T11_132" style:family="text">
      <style:text-properties fo:background-color="#ffffff"/>
    </style:style>
    <style:style style:name="T11_133" style:family="text">
      <style:text-properties fo:background-color="#ffffff"/>
    </style:style>
    <style:style style:name="T11_134" style:family="text">
      <style:text-properties fo:background-color="#ffffff"/>
    </style:style>
    <style:style style:name="T11_135" style:family="text">
      <style:text-properties fo:background-color="#ffffff"/>
    </style:style>
    <style:style style:name="T11_136" style:family="text">
      <style:text-properties fo:background-color="#ffffff"/>
    </style:style>
    <style:style style:name="T11_137" style:family="text">
      <style:text-properties fo:background-color="#ffffff"/>
    </style:style>
    <style:style style:name="T11_138" style:family="text">
      <style:text-properties fo:background-color="#ffffff"/>
    </style:style>
    <style:style style:name="T11_139" style:family="text">
      <style:text-properties fo:background-color="#ffffff"/>
    </style:style>
    <style:style style:name="T11_140" style:family="text">
      <style:text-properties fo:background-color="#ffffff"/>
    </style:style>
    <style:style style:name="T11_141" style:family="text">
      <style:text-properties fo:background-color="#ffffff"/>
    </style:style>
    <style:style style:name="T11_142" style:family="text">
      <style:text-properties fo:background-color="#ffffff"/>
    </style:style>
    <style:style style:name="T11_143" style:family="text">
      <style:text-properties fo:background-color="#ffffff"/>
    </style:style>
    <style:style style:name="T11_144" style:family="text">
      <style:text-properties fo:background-color="#ffffff"/>
    </style:style>
    <style:style style:name="T11_145" style:family="text">
      <style:text-properties fo:background-color="#ffffff"/>
    </style:style>
    <style:style style:name="T11_146" style:family="text">
      <style:text-properties fo:background-color="#ffffff"/>
    </style:style>
    <style:style style:name="T11_147" style:family="text">
      <style:text-properties fo:background-color="#ffffff"/>
    </style:style>
    <style:style style:name="T11_148" style:family="text">
      <style:text-properties fo:background-color="#ffffff"/>
    </style:style>
    <style:style style:name="T11_149" style:family="text">
      <style:text-properties fo:background-color="#ffffff"/>
    </style:style>
    <style:style style:name="T11_150" style:family="text">
      <style:text-properties fo:background-color="#ffffff"/>
    </style:style>
    <style:style style:name="T11_151" style:family="text">
      <style:text-properties fo:background-color="#ffffff"/>
    </style:style>
    <style:style style:name="T11_152" style:family="text">
      <style:text-properties fo:background-color="#ffffff"/>
    </style:style>
    <style:style style:name="T11_153" style:family="text">
      <style:text-properties fo:background-color="#ffffff"/>
    </style:style>
    <style:style style:name="T11_154" style:family="text">
      <style:text-properties fo:background-color="#ffffff"/>
    </style:style>
    <style:style style:name="T11_155" style:family="text">
      <style:text-properties fo:background-color="#ffffff"/>
    </style:style>
    <style:style style:name="T11_156" style:family="text">
      <style:text-properties fo:background-color="#ffffff"/>
    </style:style>
    <style:style style:name="T11_157" style:family="text">
      <style:text-properties fo:background-color="#ffffff"/>
    </style:style>
    <style:style style:name="T11_158" style:family="text">
      <style:text-properties fo:background-color="#ffffff"/>
    </style:style>
    <style:style style:name="T11_159" style:family="text">
      <style:text-properties fo:background-color="#ffffff"/>
    </style:style>
    <style:style style:name="T11_160" style:family="text">
      <style:text-properties fo:background-color="#ffffff"/>
    </style:style>
    <style:style style:name="T11_161" style:family="text">
      <style:text-properties fo:background-color="#ffffff"/>
    </style:style>
    <style:style style:name="T11_162" style:family="text">
      <style:text-properties fo:background-color="#ffffff"/>
    </style:style>
    <style:style style:name="T11_163" style:family="text">
      <style:text-properties fo:background-color="#ffffff"/>
    </style:style>
    <style:style style:name="T11_164" style:family="text">
      <style:text-properties fo:background-color="#ffffff"/>
    </style:style>
    <style:style style:name="T11_165" style:family="text">
      <style:text-properties fo:background-color="#ffffff"/>
    </style:style>
    <style:style style:name="T11_166" style:family="text">
      <style:text-properties fo:background-color="#ffffff"/>
    </style:style>
    <style:style style:name="T11_167" style:family="text">
      <style:text-properties fo:background-color="#ffffff"/>
    </style:style>
    <style:style style:name="T11_168" style:family="text">
      <style:text-properties fo:background-color="#ffffff"/>
    </style:style>
    <style:style style:name="T11_169" style:family="text">
      <style:text-properties fo:background-color="#ffffff"/>
    </style:style>
    <style:style style:name="T11_170" style:family="text">
      <style:text-properties fo:background-color="#ffffff"/>
    </style:style>
    <style:style style:name="T11_171" style:family="text">
      <style:text-properties fo:background-color="#ffffff"/>
    </style:style>
    <style:style style:name="T11_172" style:family="text">
      <style:text-properties fo:background-color="#ffffff"/>
    </style:style>
    <style:style style:name="T11_173" style:family="text">
      <style:text-properties fo:background-color="#ffffff"/>
    </style:style>
    <style:style style:name="T11_174" style:family="text">
      <style:text-properties fo:background-color="#ffffff"/>
    </style:style>
    <style:style style:name="T11_175" style:family="text">
      <style:text-properties fo:background-color="#ffffff"/>
    </style:style>
    <style:style style:name="T11_176" style:family="text">
      <style:text-properties fo:background-color="#ffffff"/>
    </style:style>
    <style:style style:name="T11_177" style:family="text">
      <style:text-properties fo:background-color="#ffffff"/>
    </style:style>
    <style:style style:name="T11_178" style:family="text">
      <style:text-properties fo:background-color="#ffffff"/>
    </style:style>
    <style:style style:name="T11_179" style:family="text">
      <style:text-properties fo:background-color="#ffffff"/>
    </style:style>
    <style:style style:name="T11_180" style:family="text">
      <style:text-properties fo:background-color="#ffffff"/>
    </style:style>
    <style:style style:name="T11_181" style:family="text">
      <style:text-properties fo:background-color="#ffffff"/>
    </style:style>
    <style:style style:name="T11_182" style:family="text">
      <style:text-properties fo:background-color="#ffffff"/>
    </style:style>
    <style:style style:name="T11_183" style:family="text">
      <style:text-properties fo:background-color="#ffffff"/>
    </style:style>
    <style:style style:name="T11_184" style:family="text">
      <style:text-properties fo:background-color="#ffffff"/>
    </style:style>
    <style:style style:name="T11_185" style:family="text">
      <style:text-properties fo:background-color="#ffffff"/>
    </style:style>
    <style:style style:name="T11_186" style:family="text">
      <style:text-properties fo:background-color="#ffffff"/>
    </style:style>
    <style:style style:name="T11_187" style:family="text">
      <style:text-properties fo:background-color="#ffffff"/>
    </style:style>
    <style:style style:name="T11_188" style:family="text">
      <style:text-properties fo:background-color="#ffffff"/>
    </style:style>
    <style:style style:name="T11_189" style:family="text">
      <style:text-properties fo:background-color="#ffffff"/>
    </style:style>
    <style:style style:name="T11_190" style:family="text">
      <style:text-properties fo:background-color="#ffffff"/>
    </style:style>
    <style:style style:name="P12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background-color="#ffffff"/>
    </style:style>
    <style:style style:name="T13_2" style:family="text">
      <style:text-properties fo:background-color="#ffffff"/>
    </style:style>
    <style:style style:name="T13_3" style:family="text">
      <style:text-properties fo:background-color="#ffffff"/>
    </style:style>
    <style:style style:name="T13_4" style:family="text">
      <style:text-properties fo:background-color="#ffffff"/>
    </style:style>
    <style:style style:name="T13_5" style:family="text">
      <style:text-properties fo:background-color="#ffffff"/>
    </style:style>
    <style:style style:name="T13_6" style:family="text">
      <style:text-properties fo:background-color="#ffffff"/>
    </style:style>
    <style:style style:name="T13_7" style:family="text">
      <style:text-properties fo:background-color="#ffffff"/>
    </style:style>
    <style:style style:name="T13_8" style:family="text">
      <style:text-properties fo:background-color="#ffffff"/>
    </style:style>
    <style:style style:name="T13_9" style:family="text">
      <style:text-properties fo:background-color="#ffffff"/>
    </style:style>
    <style:style style:name="T13_10" style:family="text">
      <style:text-properties fo:background-color="#ffffff"/>
    </style:style>
    <style:style style:name="T13_11" style:family="text">
      <style:text-properties fo:background-color="#ffffff"/>
    </style:style>
    <style:style style:name="T13_12" style:family="text">
      <style:text-properties fo:background-color="#ffffff"/>
    </style:style>
    <style:style style:name="T13_13" style:family="text">
      <style:text-properties fo:background-color="#ffffff"/>
    </style:style>
    <style:style style:name="T13_14" style:family="text">
      <style:text-properties fo:background-color="#ffffff"/>
    </style:style>
    <style:style style:name="T13_15" style:family="text">
      <style:text-properties fo:background-color="#ffffff"/>
    </style:style>
    <style:style style:name="T13_16" style:family="text">
      <style:text-properties fo:background-color="#ffffff"/>
    </style:style>
    <style:style style:name="T13_17" style:family="text">
      <style:text-properties fo:background-color="#ffffff"/>
    </style:style>
    <style:style style:name="T13_18" style:family="text">
      <style:text-properties fo:background-color="#ffffff"/>
    </style:style>
    <style:style style:name="T13_19" style:family="text">
      <style:text-properties fo:background-color="#ffffff"/>
    </style:style>
    <style:style style:name="T13_20" style:family="text">
      <style:text-properties fo:background-color="#ffffff"/>
    </style:style>
    <style:style style:name="T13_21" style:family="text">
      <style:text-properties fo:background-color="#ffffff"/>
    </style:style>
    <style:style style:name="T13_22" style:family="text">
      <style:text-properties fo:background-color="#ffffff"/>
    </style:style>
    <style:style style:name="T13_23" style:family="text">
      <style:text-properties fo:background-color="#ffffff"/>
    </style:style>
    <style:style style:name="T13_24" style:family="text">
      <style:text-properties fo:background-color="#ffffff"/>
    </style:style>
    <style:style style:name="T13_25" style:family="text">
      <style:text-properties fo:background-color="#ffffff"/>
    </style:style>
    <style:style style:name="T13_26" style:family="text">
      <style:text-properties fo:background-color="#ffffff"/>
    </style:style>
    <style:style style:name="T13_27" style:family="text">
      <style:text-properties fo:background-color="#ffffff"/>
    </style:style>
    <style:style style:name="T13_28" style:family="text">
      <style:text-properties fo:background-color="#ffffff"/>
    </style:style>
    <style:style style:name="T13_29" style:family="text">
      <style:text-properties fo:background-color="#ffffff"/>
    </style:style>
    <style:style style:name="T13_30" style:family="text">
      <style:text-properties fo:background-color="#ffffff"/>
    </style:style>
    <style:style style:name="T13_31" style:family="text">
      <style:text-properties fo:background-color="#ffffff"/>
    </style:style>
    <style:style style:name="T13_32" style:family="text">
      <style:text-properties fo:background-color="#ffffff"/>
    </style:style>
    <style:style style:name="T13_33" style:family="text">
      <style:text-properties fo:background-color="#ffffff"/>
    </style:style>
    <style:style style:name="T13_34" style:family="text">
      <style:text-properties fo:background-color="#ffffff"/>
    </style:style>
    <style:style style:name="T13_35" style:family="text">
      <style:text-properties fo:background-color="#ffffff"/>
    </style:style>
    <style:style style:name="T13_36" style:family="text">
      <style:text-properties fo:background-color="#ffffff"/>
    </style:style>
    <style:style style:name="T13_37" style:family="text">
      <style:text-properties fo:background-color="#ffffff"/>
    </style:style>
    <style:style style:name="T13_38" style:family="text">
      <style:text-properties fo:background-color="#ffffff"/>
    </style:style>
    <style:style style:name="T13_39" style:family="text">
      <style:text-properties fo:background-color="#ffffff"/>
    </style:style>
    <style:style style:name="T13_40" style:family="text">
      <style:text-properties fo:background-color="#ffffff"/>
    </style:style>
    <style:style style:name="T13_41" style:family="text">
      <style:text-properties fo:background-color="#ffffff"/>
    </style:style>
    <style:style style:name="T13_42" style:family="text">
      <style:text-properties fo:background-color="#ffffff"/>
    </style:style>
    <style:style style:name="T13_43" style:family="text">
      <style:text-properties fo:background-color="#ffffff"/>
    </style:style>
    <style:style style:name="T13_44" style:family="text">
      <style:text-properties fo:background-color="#ffffff"/>
    </style:style>
    <style:style style:name="T13_45" style:family="text">
      <style:text-properties fo:background-color="#ffffff"/>
    </style:style>
    <style:style style:name="T13_46" style:family="text">
      <style:text-properties fo:background-color="#ffffff"/>
    </style:style>
    <style:style style:name="T13_47" style:family="text">
      <style:text-properties fo:background-color="#ffffff"/>
    </style:style>
    <style:style style:name="T13_48" style:family="text">
      <style:text-properties fo:background-color="#ffffff"/>
    </style:style>
    <style:style style:name="T13_49" style:family="text">
      <style:text-properties fo:background-color="#ffffff"/>
    </style:style>
    <style:style style:name="T13_50" style:family="text">
      <style:text-properties fo:background-color="#ffffff"/>
    </style:style>
    <style:style style:name="T13_51" style:family="text">
      <style:text-properties fo:background-color="#ffffff"/>
    </style:style>
    <style:style style:name="T13_52" style:family="text">
      <style:text-properties fo:background-color="#ffffff"/>
    </style:style>
    <style:style style:name="T13_53" style:family="text">
      <style:text-properties fo:background-color="#ffffff"/>
    </style:style>
    <style:style style:name="T13_54" style:family="text">
      <style:text-properties fo:background-color="#ffffff"/>
    </style:style>
    <style:style style:name="T13_55" style:family="text">
      <style:text-properties fo:background-color="#ffffff"/>
    </style:style>
    <style:style style:name="T13_56" style:family="text">
      <style:text-properties fo:background-color="#ffffff"/>
    </style:style>
    <style:style style:name="T13_57" style:family="text">
      <style:text-properties fo:background-color="#ffffff"/>
    </style:style>
    <style:style style:name="T13_58" style:family="text">
      <style:text-properties fo:background-color="#ffffff"/>
    </style:style>
    <style:style style:name="T13_59" style:family="text">
      <style:text-properties fo:background-color="#ffffff"/>
    </style:style>
    <style:style style:name="T13_60" style:family="text">
      <style:text-properties fo:background-color="#ffffff"/>
    </style:style>
    <style:style style:name="T13_61" style:family="text">
      <style:text-properties fo:background-color="#ffffff"/>
    </style:style>
    <style:style style:name="T13_62" style:family="text">
      <style:text-properties fo:background-color="#ffffff"/>
    </style:style>
    <style:style style:name="T13_63" style:family="text">
      <style:text-properties fo:background-color="#ffffff"/>
    </style:style>
    <style:style style:name="T13_64" style:family="text">
      <style:text-properties fo:background-color="#ffffff"/>
    </style:style>
    <style:style style:name="T13_65" style:family="text">
      <style:text-properties fo:background-color="#ffffff"/>
    </style:style>
    <style:style style:name="T13_66" style:family="text">
      <style:text-properties fo:background-color="#ffffff"/>
    </style:style>
    <style:style style:name="T13_67" style:family="text">
      <style:text-properties fo:background-color="#ffffff"/>
    </style:style>
    <style:style style:name="T13_68" style:family="text">
      <style:text-properties fo:background-color="#ffffff"/>
    </style:style>
    <style:style style:name="T13_69" style:family="text">
      <style:text-properties fo:background-color="#ffffff"/>
    </style:style>
    <style:style style:name="T13_70" style:family="text">
      <style:text-properties fo:background-color="#ffffff"/>
    </style:style>
    <style:style style:name="T13_71" style:family="text">
      <style:text-properties fo:background-color="#ffffff"/>
    </style:style>
    <style:style style:name="T13_72" style:family="text">
      <style:text-properties fo:background-color="#ffffff"/>
    </style:style>
    <style:style style:name="T13_73" style:family="text">
      <style:text-properties fo:background-color="#ffffff"/>
    </style:style>
    <style:style style:name="T13_74" style:family="text">
      <style:text-properties fo:background-color="#ffffff"/>
    </style:style>
    <style:style style:name="T13_75" style:family="text">
      <style:text-properties fo:background-color="#ffffff"/>
    </style:style>
    <style:style style:name="T13_76" style:family="text">
      <style:text-properties fo:background-color="#ffffff"/>
    </style:style>
    <style:style style:name="T13_77" style:family="text">
      <style:text-properties fo:background-color="#ffffff"/>
    </style:style>
    <style:style style:name="T13_78" style:family="text">
      <style:text-properties fo:background-color="#ffffff"/>
    </style:style>
    <style:style style:name="T13_79" style:family="text">
      <style:text-properties fo:background-color="#ffffff"/>
    </style:style>
    <style:style style:name="T13_80" style:family="text">
      <style:text-properties fo:background-color="#ffffff"/>
    </style:style>
    <style:style style:name="T13_81" style:family="text">
      <style:text-properties fo:background-color="#ffffff"/>
    </style:style>
    <style:style style:name="T13_82" style:family="text">
      <style:text-properties fo:background-color="#ffffff"/>
    </style:style>
    <style:style style:name="T13_83" style:family="text">
      <style:text-properties fo:background-color="#ffffff"/>
    </style:style>
    <style:style style:name="T13_84" style:family="text">
      <style:text-properties fo:background-color="#ffffff"/>
    </style:style>
    <style:style style:name="T13_85" style:family="text">
      <style:text-properties fo:background-color="#ffffff"/>
    </style:style>
    <style:style style:name="T13_86" style:family="text">
      <style:text-properties fo:background-color="#ffffff"/>
    </style:style>
    <style:style style:name="T13_87" style:family="text">
      <style:text-properties fo:background-color="#ffffff"/>
    </style:style>
    <style:style style:name="T13_88" style:family="text">
      <style:text-properties fo:background-color="#ffffff"/>
    </style:style>
    <style:style style:name="T13_89" style:family="text">
      <style:text-properties fo:background-color="#ffffff"/>
    </style:style>
    <style:style style:name="T13_90" style:family="text">
      <style:text-properties fo:background-color="#ffffff"/>
    </style:style>
    <style:style style:name="T13_91" style:family="text">
      <style:text-properties fo:background-color="#ffffff"/>
    </style:style>
    <style:style style:name="T13_92" style:family="text">
      <style:text-properties fo:background-color="#ffffff"/>
    </style:style>
    <style:style style:name="T13_93" style:family="text">
      <style:text-properties fo:background-color="#ffffff"/>
    </style:style>
    <style:style style:name="T13_94" style:family="text">
      <style:text-properties fo:background-color="#ffffff"/>
    </style:style>
    <style:style style:name="T13_95" style:family="text">
      <style:text-properties fo:background-color="#ffffff"/>
    </style:style>
    <style:style style:name="T13_96" style:family="text">
      <style:text-properties fo:background-color="#ffffff"/>
    </style:style>
    <style:style style:name="T13_97" style:family="text">
      <style:text-properties fo:background-color="#ffffff"/>
    </style:style>
    <style:style style:name="T13_98" style:family="text">
      <style:text-properties fo:background-color="#ffffff"/>
    </style:style>
    <style:style style:name="T13_99" style:family="text">
      <style:text-properties fo:background-color="#ffffff"/>
    </style:style>
    <style:style style:name="T13_100" style:family="text">
      <style:text-properties fo:background-color="#ffffff"/>
    </style:style>
    <style:style style:name="T13_101" style:family="text">
      <style:text-properties fo:background-color="#ffffff"/>
    </style:style>
    <style:style style:name="T13_102" style:family="text">
      <style:text-properties fo:background-color="#ffffff"/>
    </style:style>
    <style:style style:name="T13_103" style:family="text">
      <style:text-properties fo:background-color="#ffffff"/>
    </style:style>
    <style:style style:name="T13_104" style:family="text">
      <style:text-properties fo:background-color="#ffffff"/>
    </style:style>
    <style:style style:name="T13_105" style:family="text">
      <style:text-properties fo:background-color="#ffffff"/>
    </style:style>
    <style:style style:name="T13_106" style:family="text">
      <style:text-properties fo:background-color="#ffffff"/>
    </style:style>
    <style:style style:name="T13_107" style:family="text">
      <style:text-properties fo:background-color="#ffffff"/>
    </style:style>
    <style:style style:name="T13_108" style:family="text">
      <style:text-properties fo:background-color="#ffffff"/>
    </style:style>
    <style:style style:name="T13_109" style:family="text">
      <style:text-properties fo:background-color="#ffffff"/>
    </style:style>
    <style:style style:name="T13_110" style:family="text">
      <style:text-properties fo:background-color="#ffffff"/>
    </style:style>
    <style:style style:name="T13_111" style:family="text">
      <style:text-properties fo:background-color="#ffffff"/>
    </style:style>
    <style:style style:name="T13_112" style:family="text">
      <style:text-properties fo:background-color="#ffffff"/>
    </style:style>
    <style:style style:name="T13_113" style:family="text">
      <style:text-properties fo:background-color="#ffffff"/>
    </style:style>
    <style:style style:name="T13_114" style:family="text">
      <style:text-properties fo:background-color="#ffffff"/>
    </style:style>
    <style:style style:name="T13_115" style:family="text">
      <style:text-properties fo:background-color="#ffffff"/>
    </style:style>
    <style:style style:name="T13_116" style:family="text">
      <style:text-properties fo:background-color="#ffffff"/>
    </style:style>
    <style:style style:name="T13_117" style:family="text">
      <style:text-properties fo:background-color="#ffffff"/>
    </style:style>
    <style:style style:name="T13_118" style:family="text">
      <style:text-properties fo:background-color="#ffffff"/>
    </style:style>
    <style:style style:name="T13_119" style:family="text"/>
    <style:style style:name="T13_120" style:family="text"/>
    <style:style style:name="T13_121" style:family="text"/>
    <style:style style:name="T13_122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T15_111" style:family="text"/>
    <style:style style:name="T15_112" style:family="text"/>
    <style:style style:name="T15_113" style:family="text"/>
    <style:style style:name="T15_114" style:family="text"/>
    <style:style style:name="T15_115" style:family="text"/>
    <style:style style:name="T15_116" style:family="text"/>
    <style:style style:name="T15_117" style:family="text"/>
    <style:style style:name="T15_118" style:family="text"/>
    <style:style style:name="T15_119" style:family="text"/>
    <style:style style:name="T15_120" style:family="text"/>
    <style:style style:name="T15_121" style:family="text"/>
    <style:style style:name="T15_122" style:family="text"/>
    <style:style style:name="T15_123" style:family="text"/>
    <style:style style:name="T15_124" style:family="text"/>
    <style:style style:name="T15_125" style:family="text"/>
    <style:style style:name="T15_126" style:family="text"/>
    <style:style style:name="T15_127" style:family="text"/>
    <style:style style:name="T15_128" style:family="text"/>
    <style:style style:name="T15_129" style:family="text"/>
    <style:style style:name="T15_130" style:family="text"/>
    <style:style style:name="T15_131" style:family="text"/>
    <style:style style:name="T15_132" style:family="text"/>
    <style:style style:name="T15_133" style:family="text"/>
    <style:style style:name="T15_134" style:family="text"/>
    <style:style style:name="T15_135" style:family="text"/>
    <style:style style:name="T15_136" style:family="text"/>
    <style:style style:name="T15_137" style:family="text"/>
    <style:style style:name="T15_138" style:family="text"/>
    <style:style style:name="T15_139" style:family="text"/>
    <style:style style:name="T15_140" style:family="text"/>
    <style:style style:name="T15_141" style:family="text"/>
    <style:style style:name="T15_142" style:family="text"/>
    <style:style style:name="T15_143" style:family="text"/>
    <style:style style:name="T15_144" style:family="text"/>
    <style:style style:name="T15_145" style:family="text"/>
    <style:style style:name="T15_146" style:family="text"/>
    <style:style style:name="P16" style:family="paragraph" style:parent-style-name="Standard">
      <style:paragraph-properties fo:break-before="auto" fo:line-height="115%" style:writing-mode="lr-tb"/>
      <style:text-properties fo:background-color="#ffffff" fo:font-weight="bold" style:font-weight-asian="bold" style:font-weight-complex="bold"/>
    </style:style>
    <style:style style:name="P17" style:family="paragraph" style:parent-style-name="Heading_20_3">
      <style:paragraph-properties fo:break-before="auto" fo:line-height="115%" style:writing-mode="lr-tb"/>
    </style:style>
    <style:style style:name="T17_1" style:family="text">
      <style:text-properties fo:color="#000000" style:font-name="Arial" style:font-name-asian="Arial" style:font-name-complex="Arial"/>
    </style:style>
    <style:style style:name="T17_2" style:family="text">
      <style:text-properties fo:color="#000000" style:font-name="Arial" style:font-name-asian="Arial" style:font-name-complex="Arial"/>
    </style:style>
    <style:style style:name="T17_3" style:family="text">
      <style:text-properties fo:color="#000000" style:font-name="Arial" style:font-name-asian="Arial" style:font-name-complex="Arial"/>
    </style:style>
    <style:style style:name="P18" style:family="paragraph" style:parent-style-name="Heading_20_3">
      <style:paragraph-properties fo:break-before="auto" fo:line-height="115%" style:writing-mode="lr-tb"/>
    </style:style>
    <style:style style:name="T18_1" style:family="text">
      <style:text-properties fo:background-color="#ffffff" fo:color="#000000" style:font-name="Arial" fo:font-size="11pt" style:font-name-asian="Arial" style:font-size-asian="11pt" style:font-name-complex="Arial" style:font-size-complex="11pt"/>
    </style:style>
    <style:style style:name="T18_2" style:family="text">
      <style:text-properties fo:background-color="#ffffff" fo:color="#000000" style:font-name="Arial" fo:font-size="11pt" style:font-name-asian="Arial" style:font-size-asian="11pt" style:font-name-complex="Arial" style:font-size-complex="11pt"/>
    </style:style>
    <style:style style:name="T18_3" style:family="text">
      <style:text-properties fo:background-color="#ffffff" fo:color="#000000" style:font-name="Arial" fo:font-size="11pt" style:font-name-asian="Arial" style:font-size-asian="11pt" style:font-name-complex="Arial" style:font-size-complex="11pt"/>
    </style:style>
    <style:style style:name="T18_4" style:family="text">
      <style:text-properties fo:background-color="#ffffff" fo:color="#000000" style:font-name="Arial" fo:font-size="11pt" style:font-name-asian="Arial" style:font-size-asian="11pt" style:font-name-complex="Arial" style:font-size-complex="11pt"/>
    </style:style>
    <style:style style:name="T18_5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18_6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18_7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18_8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18_9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18_10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18_11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18_12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18_13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18_14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18_15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18_16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18_17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18_18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18_19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18_20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18_21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18_22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18_23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18_24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18_25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18_26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18_27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18_28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18_29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18_30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18_31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18_32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18_33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18_34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18_35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18_36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18_37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18_38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18_39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Heading_20_3">
      <style:paragraph-properties fo:break-before="auto" fo:line-height="115%" style:writing-mode="lr-tb"/>
    </style:style>
    <style:style style:name="T20_1" style:family="text">
      <style:text-properties fo:color="#000000" style:font-name="Arial" style:font-name-asian="Arial" style:font-name-complex="Arial"/>
    </style:style>
    <style:style style:name="T20_2" style:family="text">
      <style:text-properties fo:color="#000000" style:font-name="Arial" style:font-name-asian="Arial" style:font-name-complex="Arial"/>
    </style:style>
    <style:style style:name="T20_3" style:family="text">
      <style:text-properties fo:color="#000000" style:font-name="Arial" style:font-name-asian="Arial" style:font-name-complex="Arial"/>
    </style:style>
    <style:style style:name="P21" style:family="paragraph" style:parent-style-name="Standard">
      <style:paragraph-properties fo:break-before="auto" fo:line-height="115%" fo:margin-top="0cm" style:writing-mode="lr-tb"/>
    </style:style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>
      <style:text-properties fo:background-color="#ffffff"/>
    </style:style>
    <style:style style:name="T22_2" style:family="text">
      <style:text-properties fo:background-color="#ffffff"/>
    </style:style>
    <style:style style:name="T22_3" style:family="text">
      <style:text-properties fo:background-color="#ffffff"/>
    </style:style>
    <style:style style:name="T22_4" style:family="text">
      <style:text-properties fo:background-color="#ffffff"/>
    </style:style>
    <style:style style:name="T22_5" style:family="text">
      <style:text-properties fo:background-color="#ffffff"/>
    </style:style>
    <style:style style:name="T22_6" style:family="text">
      <style:text-properties fo:background-color="#ffffff"/>
    </style:style>
    <style:style style:name="T22_7" style:family="text">
      <style:text-properties fo:background-color="#ffffff"/>
    </style:style>
    <style:style style:name="T22_8" style:family="text">
      <style:text-properties fo:background-color="#ffffff"/>
    </style:style>
    <style:style style:name="T22_9" style:family="text">
      <style:text-properties fo:background-color="#ffffff"/>
    </style:style>
    <style:style style:name="T22_10" style:family="text">
      <style:text-properties fo:background-color="#ffffff"/>
    </style:style>
    <style:style style:name="T22_11" style:family="text">
      <style:text-properties fo:background-color="#ffffff"/>
    </style:style>
    <style:style style:name="T22_12" style:family="text">
      <style:text-properties fo:background-color="#ffffff"/>
    </style:style>
    <style:style style:name="T22_13" style:family="text">
      <style:text-properties fo:background-color="#ffffff"/>
    </style:style>
    <style:style style:name="T22_14" style:family="text">
      <style:text-properties fo:background-color="#ffffff"/>
    </style:style>
    <style:style style:name="T22_15" style:family="text">
      <style:text-properties fo:background-color="#ffffff"/>
    </style:style>
    <style:style style:name="T22_16" style:family="text">
      <style:text-properties fo:background-color="#ffffff"/>
    </style:style>
    <style:style style:name="T22_17" style:family="text">
      <style:text-properties fo:background-color="#ffffff"/>
    </style:style>
    <style:style style:name="T22_18" style:family="text">
      <style:text-properties fo:background-color="#ffffff"/>
    </style:style>
    <style:style style:name="T22_19" style:family="text">
      <style:text-properties fo:background-color="#ffffff"/>
    </style:style>
    <style:style style:name="T22_20" style:family="text">
      <style:text-properties fo:background-color="#ffffff"/>
    </style:style>
    <style:style style:name="T22_21" style:family="text">
      <style:text-properties fo:background-color="#ffffff"/>
    </style:style>
    <style:style style:name="T22_22" style:family="text">
      <style:text-properties fo:background-color="#ffffff"/>
    </style:style>
    <style:style style:name="T22_23" style:family="text">
      <style:text-properties fo:background-color="#ffffff"/>
    </style:style>
    <style:style style:name="T22_24" style:family="text">
      <style:text-properties fo:background-color="#ffffff"/>
    </style:style>
    <style:style style:name="T22_25" style:family="text">
      <style:text-properties fo:background-color="#ffffff"/>
    </style:style>
    <style:style style:name="T22_26" style:family="text">
      <style:text-properties fo:background-color="#ffffff"/>
    </style:style>
    <style:style style:name="T22_27" style:family="text">
      <style:text-properties fo:background-color="#ffffff"/>
    </style:style>
    <style:style style:name="T22_28" style:family="text">
      <style:text-properties fo:background-color="#ffffff"/>
    </style:style>
    <style:style style:name="T22_29" style:family="text">
      <style:text-properties fo:background-color="#ffffff"/>
    </style:style>
    <style:style style:name="T22_30" style:family="text">
      <style:text-properties fo:background-color="#ffffff"/>
    </style:style>
    <style:style style:name="T22_31" style:family="text">
      <style:text-properties fo:background-color="#ffffff"/>
    </style:style>
    <style:style style:name="T22_32" style:family="text">
      <style:text-properties fo:background-color="#ffffff"/>
    </style:style>
    <style:style style:name="T22_33" style:family="text">
      <style:text-properties fo:background-color="#ffffff"/>
    </style:style>
    <style:style style:name="T22_34" style:family="text">
      <style:text-properties fo:background-color="#ffffff"/>
    </style:style>
    <style:style style:name="T22_35" style:family="text">
      <style:text-properties fo:background-color="#ffffff"/>
    </style:style>
    <style:style style:name="T22_36" style:family="text">
      <style:text-properties fo:background-color="#ffffff"/>
    </style:style>
    <style:style style:name="T22_37" style:family="text">
      <style:text-properties fo:background-color="#ffffff"/>
    </style:style>
    <style:style style:name="T22_38" style:family="text">
      <style:text-properties fo:background-color="#ffffff"/>
    </style:style>
    <style:style style:name="T22_39" style:family="text">
      <style:text-properties fo:background-color="#ffffff"/>
    </style:style>
    <style:style style:name="T22_40" style:family="text">
      <style:text-properties fo:background-color="#ffffff"/>
    </style:style>
    <style:style style:name="T22_41" style:family="text">
      <style:text-properties fo:background-color="#ffffff"/>
    </style:style>
    <style:style style:name="T22_42" style:family="text">
      <style:text-properties fo:background-color="#ffffff"/>
    </style:style>
    <style:style style:name="T22_43" style:family="text">
      <style:text-properties fo:background-color="#ffffff"/>
    </style:style>
    <style:style style:name="T22_44" style:family="text">
      <style:text-properties fo:background-color="#ffffff"/>
    </style:style>
    <style:style style:name="T22_45" style:family="text">
      <style:text-properties fo:background-color="#ffffff"/>
    </style:style>
    <style:style style:name="T22_46" style:family="text">
      <style:text-properties fo:background-color="#ffffff"/>
    </style:style>
    <style:style style:name="T22_47" style:family="text">
      <style:text-properties fo:background-color="#ffffff"/>
    </style:style>
    <style:style style:name="T22_48" style:family="text">
      <style:text-properties fo:background-color="#ffffff"/>
    </style:style>
    <style:style style:name="T22_49" style:family="text">
      <style:text-properties fo:background-color="#ffffff"/>
    </style:style>
    <style:style style:name="T22_50" style:family="text">
      <style:text-properties fo:background-color="#ffffff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24_1" style:family="text">
      <style:text-properties fo:color="#000000" style:font-name="Arial" style:font-name-asian="Arial" style:font-name-complex="Arial"/>
    </style:style>
    <style:style style:name="T24_2" style:family="text">
      <style:text-properties fo:color="#000000" style:font-name="Arial" style:font-name-asian="Arial" style:font-name-complex="Arial"/>
    </style:style>
    <style:style style:name="T24_3" style:family="text">
      <style:text-properties fo:color="#000000" style:font-name="Arial" style:font-name-asian="Arial" style:font-name-complex="Arial"/>
    </style:style>
    <style:style style:name="P25" style:family="paragraph" style:parent-style-name="Heading_20_3">
      <style:paragraph-properties fo:break-before="auto" fo:line-height="115%" fo:margin-top="0cm" fo:keep-with-next="always" fo:keep-together="always" style:writing-mode="lr-tb"/>
    </style:style>
    <style:style style:name="T25_1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5_2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5_3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5_4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5_5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5_6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5_7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5_8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5_9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5_10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5_11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P29" style:family="paragraph" style:parent-style-name="Standard">
      <style:paragraph-properties fo:break-before="auto" fo:line-height="115%" fo:margin-top="0cm" fo:margin-bottom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</office:automatic-styles>
  <office:body>
    <office:text>
      <text:p text:style-name="P1"><text:bookmark-start text:name="h.j2rbxagp18i5"/><text:bookmark-end text:name="h.j2rbxagp18i5"/><text:span text:style-name="T1_1">Lucy</text:span><text:span text:style-name="T1_2"><text:s/></text:span><text:span text:style-name="T1_3">Gadrill</text:span></text:p>
      <text:p text:style-name="P2"/>
      <text:p text:style-name="P3"><text:span text:style-name="T3_1">You</text:span><text:span text:style-name="T3_2"><text:s/></text:span><text:span text:style-name="T3_3">are</text:span><text:span text:style-name="T3_4"><text:s/></text:span><text:span text:style-name="T3_5">Lucy</text:span><text:span text:style-name="T3_6"><text:s/></text:span><text:span text:style-name="T3_7">Gadrill</text:span><text:span text:style-name="T3_8">,<text:s/></text:span><text:span text:style-name="T3_9">assistant</text:span><text:span text:style-name="T3_10"><text:s/></text:span><text:span text:style-name="T3_11">to</text:span><text:span text:style-name="T3_12"><text:s/></text:span><text:span text:style-name="T3_13">Wendel</text:span><text:span text:style-name="T3_14"><text:s/></text:span><text:span text:style-name="T3_15">Williams</text:span><text:span text:style-name="T3_16">,<text:s/></text:span><text:span text:style-name="T3_17">the</text:span><text:span text:style-name="T3_18"><text:s/></text:span><text:span text:style-name="T3_19">town</text:span><text:span text:style-name="T3_20"><text:s/></text:span><text:span text:style-name="T3_21">doctor</text:span><text:span text:style-name="T3_22">.<text:s/></text:span><text:span text:style-name="T3_23">You</text:span><text:span text:style-name="T3_24"><text:s/></text:span><text:span text:style-name="T3_25">are</text:span><text:span text:style-name="T3_26"><text:s/></text:span><text:span text:style-name="T3_27">on</text:span><text:span text:style-name="T3_28"><text:s/></text:span><text:span text:style-name="T3_29">holiday</text:span><text:span text:style-name="T3_30"><text:s/></text:span><text:span text:style-name="T3_31">now</text:span><text:span text:style-name="T3_32"><text:s/></text:span><text:span text:style-name="T3_33">though</text:span><text:span text:style-name="T3_34"><text:s/></text:span><text:span text:style-name="T3_35">so</text:span><text:span text:style-name="T3_36"><text:s/></text:span><text:span text:style-name="T3_37">you</text:span><text:span text:style-name="T3_38">’</text:span><text:span text:style-name="T3_39">d</text:span><text:span text:style-name="T3_40"><text:s/></text:span><text:span text:style-name="T3_41">only</text:span><text:span text:style-name="T3_42"><text:s/></text:span><text:span text:style-name="T3_43">help</text:span><text:span text:style-name="T3_44"><text:s/></text:span><text:span text:style-name="T3_45">Wendel</text:span><text:span text:style-name="T3_46"><text:s/></text:span><text:span text:style-name="T3_47">if</text:span><text:span text:style-name="T3_48"><text:s/></text:span><text:span text:style-name="T3_49">it</text:span><text:span text:style-name="T3_50"><text:s/></text:span><text:span text:style-name="T3_51">seems</text:span><text:span text:style-name="T3_52"><text:s/></text:span><text:span text:style-name="T3_53">urgent</text:span><text:span text:style-name="T3_54">.<text:s/></text:span><text:span text:style-name="T3_55">This</text:span><text:span text:style-name="T3_56"><text:s/></text:span><text:span text:style-name="T3_57">day</text:span><text:span text:style-name="T3_58"><text:s/></text:span><text:span text:style-name="T3_59">is</text:span><text:span text:style-name="T3_60"><text:s/></text:span><text:span text:style-name="T3_61">particularly</text:span><text:span text:style-name="T3_62"><text:s/></text:span><text:span text:style-name="T3_63">important</text:span><text:span text:style-name="T3_64"><text:s/></text:span><text:span text:style-name="T3_65">to</text:span><text:span text:style-name="T3_66"><text:s/></text:span><text:span text:style-name="T3_67">you</text:span><text:span text:style-name="T3_68"><text:s/></text:span><text:span text:style-name="T3_69">as</text:span><text:span text:style-name="T3_70"><text:s/></text:span><text:span text:style-name="T3_71">it</text:span><text:span text:style-name="T3_72"><text:s/></text:span><text:span text:style-name="T3_73">marks</text:span><text:span text:style-name="T3_74"><text:s/></text:span><text:span text:style-name="T3_75">the</text:span><text:span text:style-name="T3_76"><text:s/>25</text:span><text:span text:style-name="T3_77">th</text:span><text:span text:style-name="T3_78"><text:s/></text:span><text:span text:style-name="T3_79">anniversary</text:span><text:span text:style-name="T3_80"><text:s/></text:span><text:span text:style-name="T3_81">of</text:span><text:span text:style-name="T3_82"><text:s/></text:span><text:span text:style-name="T3_83">your</text:span><text:span text:style-name="T3_84"><text:s/></text:span><text:span text:style-name="T3_85">mothers</text:span><text:span text:style-name="T3_86"><text:s/></text:span><text:span text:style-name="T3_87">death</text:span><text:span text:style-name="T3_88">.<text:s/></text:span><text:span text:style-name="T3_89">You</text:span><text:span text:style-name="T3_90"><text:s/></text:span><text:span text:style-name="T3_91">are</text:span><text:span text:style-name="T3_92"><text:s/></text:span><text:span text:style-name="T3_93">determined</text:span><text:span text:style-name="T3_94"><text:s/></text:span><text:span text:style-name="T3_95">that</text:span><text:span text:style-name="T3_96"><text:s/></text:span><text:span text:style-name="T3_97">today</text:span><text:span text:style-name="T3_98"><text:s/></text:span><text:span text:style-name="T3_99">is</text:span><text:span text:style-name="T3_100"><text:s/></text:span><text:span text:style-name="T3_101">the</text:span><text:span text:style-name="T3_102"><text:s/></text:span><text:span text:style-name="T3_103">day</text:span><text:span text:style-name="T3_104"><text:s/></text:span><text:span text:style-name="T3_105">you</text:span><text:span text:style-name="T3_106"><text:s/></text:span><text:span text:style-name="T3_107">will</text:span><text:span text:style-name="T3_108"><text:s/></text:span><text:span text:style-name="T3_109">find</text:span><text:span text:style-name="T3_110"><text:s/></text:span><text:span text:style-name="T3_111">her</text:span><text:span text:style-name="T3_112"><text:s/></text:span><text:span text:style-name="T3_113">killer</text:span><text:span text:style-name="T3_114"><text:s/></text:span><text:span text:style-name="T3_115">because</text:span><text:span text:style-name="T3_116"><text:s/></text:span><text:span text:style-name="T3_117">today</text:span><text:span text:style-name="T3_118"><text:s/></text:span><text:span text:style-name="T3_119">is</text:span><text:span text:style-name="T3_120"><text:s/></text:span><text:span text:style-name="T3_121">the</text:span><text:span text:style-name="T3_122"><text:s/></text:span><text:span text:style-name="T3_123">day</text:span><text:span text:style-name="T3_124"><text:s/></text:span><text:span text:style-name="T3_125">you</text:span><text:span text:style-name="T3_126"><text:s/></text:span><text:span text:style-name="T3_127">have</text:span><text:span text:style-name="T3_128"><text:s/></text:span><text:span text:style-name="T3_129">discovered</text:span><text:span text:style-name="T3_130"><text:s/></text:span><text:span text:style-name="T3_131">who</text:span><text:span text:style-name="T3_132"><text:s/></text:span><text:span text:style-name="T3_133">your</text:span><text:span text:style-name="T3_134"><text:s/></text:span><text:span text:style-name="T3_135">real</text:span><text:span text:style-name="T3_136"><text:s/></text:span><text:span text:style-name="T3_137">father</text:span><text:span text:style-name="T3_138"><text:s/></text:span><text:span text:style-name="T3_139">is</text:span><text:span text:style-name="T3_140">.</text:span></text:p>
      <text:p text:style-name="P4"/>
      <text:p text:style-name="P5"><text:span text:style-name="T5_1">Your</text:span><text:span text:style-name="T5_2"><text:s/></text:span><text:span text:style-name="T5_3">mother</text:span><text:span text:style-name="T5_4"><text:s/></text:span><text:span text:style-name="T5_5">and</text:span><text:span text:style-name="T5_6"><text:s/></text:span><text:span text:style-name="T5_7">you</text:span><text:span text:style-name="T5_8"><text:s/></text:span><text:span text:style-name="T5_9">lived</text:span><text:span text:style-name="T5_10"><text:s/></text:span><text:span text:style-name="T5_11">in</text:span><text:span text:style-name="T5_12"><text:s/></text:span><text:span text:style-name="T5_13">Germany</text:span><text:span text:style-name="T5_14"><text:s/></text:span><text:span text:style-name="T5_15">when</text:span><text:span text:style-name="T5_16"><text:s/></text:span><text:span text:style-name="T5_17">you</text:span><text:span text:style-name="T5_18"><text:s/></text:span><text:span text:style-name="T5_19">were</text:span><text:span text:style-name="T5_20"><text:s/></text:span><text:span text:style-name="T5_21">a</text:span><text:span text:style-name="T5_22"><text:s/></text:span><text:span text:style-name="T5_23">little</text:span><text:span text:style-name="T5_24"><text:s/></text:span><text:span text:style-name="T5_25">girl</text:span><text:span text:style-name="T5_26">.<text:s/></text:span><text:span text:style-name="T5_27">You</text:span><text:span text:style-name="T5_28"><text:s/></text:span><text:span text:style-name="T5_29">never</text:span><text:span text:style-name="T5_30"><text:s/></text:span><text:span text:style-name="T5_31">met</text:span><text:span text:style-name="T5_32"><text:s/></text:span><text:span text:style-name="T5_33">your</text:span><text:span text:style-name="T5_34"><text:s/></text:span><text:span text:style-name="T5_35">father</text:span><text:span text:style-name="T5_36"><text:s/></text:span><text:span text:style-name="T5_37">but</text:span><text:span text:style-name="T5_38"><text:s/></text:span><text:span text:style-name="T5_39">you</text:span><text:span text:style-name="T5_40"><text:s/></text:span><text:span text:style-name="T5_41">would</text:span><text:span text:style-name="T5_42"><text:s/></text:span><text:span text:style-name="T5_43">always</text:span><text:span text:style-name="T5_44"><text:s/></text:span><text:span text:style-name="T5_45">see</text:span><text:span text:style-name="T5_46"><text:s/></text:span><text:span text:style-name="T5_47">letters</text:span><text:span text:style-name="T5_48"><text:s/></text:span><text:span text:style-name="T5_49">from</text:span><text:span text:style-name="T5_50"><text:s/></text:span><text:span text:style-name="T5_51">N</text:span><text:span text:style-name="T5_52">.</text:span><text:span text:style-name="T5_53">G</text:span><text:span text:style-name="T5_54">.</text:span><text:span text:style-name="T5_55"><text:s/></text:span><text:span text:style-name="T5_56">that</text:span><text:span text:style-name="T5_57"><text:s/></text:span><text:span text:style-name="T5_58">your</text:span><text:span text:style-name="T5_59"><text:s/></text:span><text:span text:style-name="T5_60">mother</text:span><text:span text:style-name="T5_61"><text:s/></text:span><text:span text:style-name="T5_62">would</text:span><text:span text:style-name="T5_63"><text:s/></text:span><text:span text:style-name="T5_64">be</text:span><text:span text:style-name="T5_65"><text:s/></text:span><text:span text:style-name="T5_66">overjoyed</text:span><text:span text:style-name="T5_67"><text:s/></text:span><text:span text:style-name="T5_68">to</text:span><text:span text:style-name="T5_69"><text:s/></text:span><text:span text:style-name="T5_70">receive</text:span><text:span text:style-name="T5_71">.<text:s/></text:span><text:span text:style-name="T5_72">She</text:span><text:span text:style-name="T5_73"><text:s/></text:span><text:span text:style-name="T5_74">had</text:span><text:span text:style-name="T5_75"><text:s/></text:span><text:span text:style-name="T5_76">a</text:span><text:span text:style-name="T5_77"><text:s/></text:span><text:span text:style-name="T5_78">beautiful</text:span><text:span text:style-name="T5_79"><text:s/></text:span><text:span text:style-name="T5_80">amulet</text:span><text:span text:style-name="T5_81"><text:s/>(</text:span><text:span text:style-name="T5_82">the</text:span><text:span text:style-name="T5_83"><text:s/></text:span><text:span text:style-name="T5_84">Amulet</text:span><text:span text:style-name="T5_85"><text:s/></text:span><text:span text:style-name="T5_86">of</text:span><text:span text:style-name="T5_87"><text:s/></text:span><text:span text:style-name="T5_88">Light</text:span><text:span text:style-name="T5_89">)<text:s/></text:span><text:span text:style-name="T5_90">that</text:span><text:span text:style-name="T5_91"><text:s/></text:span><text:span text:style-name="T5_92">would</text:span><text:span text:style-name="T5_93"><text:s/></text:span><text:span text:style-name="T5_94">detect</text:span><text:span text:style-name="T5_95"><text:s/></text:span><text:span text:style-name="T5_96">the</text:span><text:span text:style-name="T5_97"><text:s/></text:span><text:span text:style-name="T5_98">presence</text:span><text:span text:style-name="T5_99"><text:s/></text:span><text:span text:style-name="T5_100">of</text:span><text:span text:style-name="T5_101"><text:s/></text:span><text:span text:style-name="T5_102">magical</text:span><text:span text:style-name="T5_103"><text:s/></text:span><text:span text:style-name="T5_104">beings</text:span><text:span text:style-name="T5_105">.<text:s/></text:span><text:span text:style-name="T5_106">Of</text:span><text:span text:style-name="T5_107"><text:s/></text:span><text:span text:style-name="T5_108">course</text:span><text:span text:style-name="T5_109"><text:s/></text:span><text:span text:style-name="T5_110">this</text:span><text:span text:style-name="T5_111"><text:s/></text:span><text:span text:style-name="T5_112">sparked</text:span><text:span text:style-name="T5_113"><text:s/></text:span><text:span text:style-name="T5_114">the</text:span><text:span text:style-name="T5_115"><text:s/></text:span><text:span text:style-name="T5_116">attention</text:span><text:span text:style-name="T5_117"><text:s/></text:span><text:span text:style-name="T5_118">of</text:span><text:span text:style-name="T5_119"><text:s/></text:span><text:span text:style-name="T5_120">the</text:span><text:span text:style-name="T5_121"><text:s/></text:span><text:span text:style-name="T5_122">anti</text:span><text:span text:style-name="T5_123">-</text:span><text:span text:style-name="T5_124">witchcraft</text:span><text:span text:style-name="T5_125"><text:s/></text:span><text:span text:style-name="T5_126">movement</text:span><text:span text:style-name="T5_127">.<text:s/></text:span><text:span text:style-name="T5_128">Someone</text:span><text:span text:style-name="T5_129"><text:s/></text:span><text:span text:style-name="T5_130">entered</text:span><text:span text:style-name="T5_131"><text:s/></text:span><text:span text:style-name="T5_132">your</text:span><text:span text:style-name="T5_133"><text:s/></text:span><text:span text:style-name="T5_134">house</text:span><text:span text:style-name="T5_135">,<text:s/></text:span><text:span text:style-name="T5_136">tortured</text:span><text:span text:style-name="T5_137"><text:s/></text:span><text:span text:style-name="T5_138">your</text:span><text:span text:style-name="T5_139"><text:s/></text:span><text:span text:style-name="T5_140">mother</text:span><text:span text:style-name="T5_141">,<text:s/></text:span><text:span text:style-name="T5_142">and</text:span><text:span text:style-name="T5_143"><text:s/></text:span><text:span text:style-name="T5_144">killed</text:span><text:span text:style-name="T5_145"><text:s/></text:span><text:span text:style-name="T5_146">her</text:span><text:span text:style-name="T5_147"><text:s/></text:span><text:span text:style-name="T5_148">horrifically</text:span><text:span text:style-name="T5_149">.<text:s/></text:span></text:p>
      <text:p text:style-name="P6"/>
      <text:p text:style-name="P7"><text:span text:style-name="T7_1">Your</text:span><text:span text:style-name="T7_2"><text:s/></text:span><text:span text:style-name="T7_3">mother</text:span><text:span text:style-name="T7_4">’</text:span><text:span text:style-name="T7_5">s</text:span><text:span text:style-name="T7_6"><text:s/></text:span><text:span text:style-name="T7_7">young</text:span><text:span text:style-name="T7_8"><text:s/></text:span><text:span text:style-name="T7_9">friend</text:span><text:span text:style-name="T7_10"><text:s/></text:span><text:span text:style-name="T7_11">Felicity</text:span><text:span text:style-name="T7_12"><text:s/></text:span><text:span text:style-name="T7_13">Molyneaux</text:span><text:span text:style-name="T7_14"><text:s/>(</text:span><text:span text:style-name="T7_15">now</text:span><text:span text:style-name="T7_16"><text:s/></text:span><text:span text:style-name="T7_17">Rosencrantz</text:span><text:span text:style-name="T7_18">)<text:s/></text:span><text:span text:style-name="T7_19">arrived</text:span><text:span text:style-name="T7_20"><text:s/></text:span><text:span text:style-name="T7_21">just</text:span><text:span text:style-name="T7_22"><text:s/></text:span><text:span text:style-name="T7_23">too</text:span><text:span text:style-name="T7_24"><text:s/></text:span><text:span text:style-name="T7_25">late</text:span><text:span text:style-name="T7_26"><text:s/></text:span><text:span text:style-name="T7_27">to</text:span><text:span text:style-name="T7_28"><text:s/></text:span><text:span text:style-name="T7_29">save</text:span><text:span text:style-name="T7_30"><text:s/></text:span><text:span text:style-name="T7_31">her</text:span><text:span text:style-name="T7_32"><text:s/></text:span><text:span text:style-name="T7_33">but</text:span><text:span text:style-name="T7_34"><text:s/></text:span><text:span text:style-name="T7_35">she</text:span><text:span text:style-name="T7_36"><text:s/></text:span><text:span text:style-name="T7_37">took</text:span><text:span text:style-name="T7_38"><text:s/></text:span><text:span text:style-name="T7_39">you</text:span><text:span text:style-name="T7_40"><text:s/></text:span><text:span text:style-name="T7_41">away</text:span><text:span text:style-name="T7_42"><text:s/></text:span><text:span text:style-name="T7_43">to</text:span><text:span text:style-name="T7_44"><text:s/></text:span><text:span text:style-name="T7_45">England</text:span><text:span text:style-name="T7_46"><text:s/></text:span><text:span text:style-name="T7_47">and</text:span><text:span text:style-name="T7_48"><text:s/></text:span><text:span text:style-name="T7_49">has</text:span><text:span text:style-name="T7_50"><text:s/></text:span><text:span text:style-name="T7_51">always</text:span><text:span text:style-name="T7_52"><text:s/></text:span><text:span text:style-name="T7_53">been</text:span><text:span text:style-name="T7_54"><text:s/></text:span><text:span text:style-name="T7_55">your</text:span><text:span text:style-name="T7_56"><text:s/></text:span><text:span text:style-name="T7_57">closest</text:span><text:span text:style-name="T7_58"><text:s/></text:span><text:span text:style-name="T7_59">friend</text:span><text:span text:style-name="T7_60">.<text:s/></text:span><text:span text:style-name="T7_61">You</text:span><text:span text:style-name="T7_62"><text:s/></text:span><text:span text:style-name="T7_63">would</text:span><text:span text:style-name="T7_64"><text:s/></text:span><text:span text:style-name="T7_65">trust</text:span><text:span text:style-name="T7_66"><text:s/></text:span><text:span text:style-name="T7_67">her</text:span><text:span text:style-name="T7_68"><text:s/></text:span><text:span text:style-name="T7_69">with</text:span><text:span text:style-name="T7_70"><text:s/></text:span><text:span text:style-name="T7_71">anything</text:span><text:span text:style-name="T7_72"><text:s/></text:span><text:span text:style-name="T7_73">and</text:span><text:span text:style-name="T7_74"><text:s/></text:span><text:span text:style-name="T7_75">you</text:span><text:span text:style-name="T7_76"><text:s/></text:span><text:span text:style-name="T7_77">know</text:span><text:span text:style-name="T7_78"><text:s/></text:span><text:span text:style-name="T7_79">she</text:span><text:span text:style-name="T7_80"><text:s/></text:span><text:span text:style-name="T7_81">would</text:span><text:span text:style-name="T7_82"><text:s/></text:span><text:span text:style-name="T7_83">do</text:span><text:span text:style-name="T7_84"><text:s/></text:span><text:span text:style-name="T7_85">the</text:span><text:span text:style-name="T7_86"><text:s/></text:span><text:span text:style-name="T7_87">same</text:span><text:span text:style-name="T7_88">.<text:s/></text:span><text:span text:style-name="T7_89">Your</text:span><text:span text:style-name="T7_90"><text:s/></text:span><text:span text:style-name="T7_91">mother</text:span><text:span text:style-name="T7_92">’</text:span><text:span text:style-name="T7_93">s</text:span><text:span text:style-name="T7_94"><text:s/></text:span><text:span text:style-name="T7_95">Amulet</text:span><text:span text:style-name="T7_96"><text:s/></text:span><text:span text:style-name="T7_97">of</text:span><text:span text:style-name="T7_98"><text:s/></text:span><text:span text:style-name="T7_99">Light</text:span><text:span text:style-name="T7_100"><text:s/></text:span><text:span text:style-name="T7_101">was</text:span><text:span text:style-name="T7_102"><text:s/></text:span><text:span text:style-name="T7_103">sent</text:span><text:span text:style-name="T7_104"><text:s/></text:span><text:span text:style-name="T7_105">to</text:span><text:span text:style-name="T7_106"><text:s/></text:span><text:span text:style-name="T7_107">N</text:span><text:span text:style-name="T7_108">.</text:span><text:span text:style-name="T7_109">G</text:span><text:span text:style-name="T7_110">.</text:span><text:span text:style-name="T7_111"><text:s/></text:span><text:span text:style-name="T7_112">as</text:span><text:span text:style-name="T7_113"><text:s/></text:span><text:span text:style-name="T7_114">per</text:span><text:span text:style-name="T7_115"><text:s/></text:span><text:span text:style-name="T7_116">her</text:span><text:span text:style-name="T7_117"><text:s/></text:span><text:span text:style-name="T7_118">will</text:span><text:span text:style-name="T7_119"><text:s/></text:span><text:span text:style-name="T7_120">but</text:span><text:span text:style-name="T7_121"><text:s/></text:span><text:span text:style-name="T7_122">before</text:span><text:span text:style-name="T7_123"><text:s/></text:span><text:span text:style-name="T7_124">it</text:span><text:span text:style-name="T7_125"><text:s/></text:span><text:span text:style-name="T7_126">disappeared</text:span><text:span text:style-name="T7_127"><text:s/></text:span><text:span text:style-name="T7_128">you</text:span><text:span text:style-name="T7_129"><text:s/></text:span><text:span text:style-name="T7_130">saw</text:span><text:span text:style-name="T7_131"><text:s/></text:span><text:span text:style-name="T7_132">it</text:span><text:span text:style-name="T7_133"><text:s/></text:span><text:span text:style-name="T7_134">faintly</text:span><text:span text:style-name="T7_135"><text:s/></text:span><text:span text:style-name="T7_136">glow</text:span><text:span text:style-name="T7_137"><text:s/></text:span><text:span text:style-name="T7_138">when</text:span><text:span text:style-name="T7_139"><text:s/></text:span><text:span text:style-name="T7_140">Felicity</text:span><text:span text:style-name="T7_141"><text:s/></text:span><text:span text:style-name="T7_142">was</text:span><text:span text:style-name="T7_143"><text:s/></text:span><text:span text:style-name="T7_144">nearby</text:span><text:span text:style-name="T7_145">.</text:span></text:p>
      <text:p text:style-name="P8"/>
      <text:p text:style-name="P9"><text:span text:style-name="T9_1">Since</text:span><text:span text:style-name="T9_2"><text:s/></text:span><text:span text:style-name="T9_3">coming</text:span><text:span text:style-name="T9_4"><text:s/></text:span><text:span text:style-name="T9_5">to</text:span><text:span text:style-name="T9_6"><text:s/></text:span><text:span text:style-name="T9_7">Luton</text:span><text:span text:style-name="T9_8"><text:s/></text:span><text:span text:style-name="T9_9">you</text:span><text:span text:style-name="T9_10"><text:s/></text:span><text:span text:style-name="T9_11">have</text:span><text:span text:style-name="T9_12"><text:s/></text:span><text:span text:style-name="T9_13">immersed</text:span><text:span text:style-name="T9_14"><text:s/></text:span><text:span text:style-name="T9_15">yourself</text:span><text:span text:style-name="T9_16"><text:s/></text:span><text:span text:style-name="T9_17">in</text:span><text:span text:style-name="T9_18"><text:s/></text:span><text:span text:style-name="T9_19">the</text:span><text:span text:style-name="T9_20"><text:s/></text:span><text:span text:style-name="T9_21">town</text:span><text:span text:style-name="T9_22">.<text:s/></text:span><text:span text:style-name="T9_23">You</text:span><text:span text:style-name="T9_24"><text:s/></text:span><text:span text:style-name="T9_25">still</text:span><text:span text:style-name="T9_26"><text:s/></text:span><text:span text:style-name="T9_27">retain</text:span><text:span text:style-name="T9_28"><text:s/></text:span><text:span text:style-name="T9_29">your</text:span><text:span text:style-name="T9_30"><text:s/></text:span><text:span text:style-name="T9_31">think</text:span><text:span text:style-name="T9_32"><text:s/></text:span><text:span text:style-name="T9_33">German</text:span><text:span text:style-name="T9_34"><text:s/></text:span><text:span text:style-name="T9_35">accent</text:span><text:span text:style-name="T9_36"><text:s/>(</text:span><text:span text:style-name="T9_37">it</text:span><text:span text:style-name="T9_38"><text:s/></text:span><text:span text:style-name="T9_39">reminds</text:span><text:span text:style-name="T9_40"><text:s/></text:span><text:span text:style-name="T9_41">you</text:span><text:span text:style-name="T9_42"><text:s/></text:span><text:span text:style-name="T9_43">of</text:span><text:span text:style-name="T9_44"><text:s/></text:span><text:span text:style-name="T9_45">your</text:span><text:span text:style-name="T9_46"><text:s/></text:span><text:span text:style-name="T9_47">heritage</text:span><text:span text:style-name="T9_48">)<text:s/></text:span><text:span text:style-name="T9_49">but</text:span><text:span text:style-name="T9_50"><text:s/></text:span><text:span text:style-name="T9_51">you</text:span><text:span text:style-name="T9_52">’</text:span><text:span text:style-name="T9_53">ve</text:span><text:span text:style-name="T9_54"><text:s/></text:span><text:span text:style-name="T9_55">become</text:span><text:span text:style-name="T9_56"><text:s/></text:span><text:span text:style-name="T9_57">a</text:span><text:span text:style-name="T9_58"><text:s/></text:span><text:span text:style-name="T9_59">key</text:span><text:span text:style-name="T9_60"><text:s/></text:span><text:span text:style-name="T9_61">part</text:span><text:span text:style-name="T9_62"><text:s/></text:span><text:span text:style-name="T9_63">of</text:span><text:span text:style-name="T9_64"><text:s/></text:span><text:span text:style-name="T9_65">the</text:span><text:span text:style-name="T9_66"><text:s/></text:span><text:span text:style-name="T9_67">town</text:span><text:span text:style-name="T9_68">,<text:s/></text:span><text:span text:style-name="T9_69">you</text:span><text:span text:style-name="T9_70">’</text:span><text:span text:style-name="T9_71">re</text:span><text:span text:style-name="T9_72"><text:s/></text:span><text:span text:style-name="T9_73">even</text:span><text:span text:style-name="T9_74"><text:s/></text:span><text:span text:style-name="T9_75">on</text:span><text:span text:style-name="T9_76"><text:s/></text:span><text:span text:style-name="T9_77">the</text:span><text:span text:style-name="T9_78"><text:s/></text:span><text:span text:style-name="T9_79">Yuletide</text:span><text:span text:style-name="T9_80"><text:s/></text:span><text:span text:style-name="T9_81">Organising</text:span><text:span text:style-name="T9_82"><text:s/></text:span><text:span text:style-name="T9_83">Committee</text:span><text:span text:style-name="T9_84"><text:s/></text:span><text:span text:style-name="T9_85">this</text:span><text:span text:style-name="T9_86"><text:s/></text:span><text:span text:style-name="T9_87">year</text:span><text:span text:style-name="T9_88">.<text:s/></text:span><text:span text:style-name="T9_89">Your</text:span><text:span text:style-name="T9_90"><text:s/></text:span><text:span text:style-name="T9_91">life</text:span><text:span text:style-name="T9_92"><text:s/></text:span><text:span text:style-name="T9_93">in</text:span><text:span text:style-name="T9_94"><text:s/></text:span><text:span text:style-name="T9_95">the</text:span><text:span text:style-name="T9_96"><text:s/></text:span><text:span text:style-name="T9_97">town</text:span><text:span text:style-name="T9_98"><text:s/></text:span><text:span text:style-name="T9_99">has</text:span><text:span text:style-name="T9_100"><text:s/></text:span><text:span text:style-name="T9_101">burdened</text:span><text:span text:style-name="T9_102"><text:s/></text:span><text:span text:style-name="T9_103">you</text:span><text:span text:style-name="T9_104"><text:s/></text:span><text:span text:style-name="T9_105">with</text:span><text:span text:style-name="T9_106"><text:s/></text:span><text:span text:style-name="T9_107">some</text:span><text:span text:style-name="T9_108"><text:s/></text:span><text:span text:style-name="T9_109">debt</text:span><text:span text:style-name="T9_110"><text:s/></text:span><text:span text:style-name="T9_111">though</text:span><text:span text:style-name="T9_112"><text:s/></text:span><text:span text:style-name="T9_113">and</text:span><text:span text:style-name="T9_114"><text:s/></text:span><text:span text:style-name="T9_115">you</text:span><text:span text:style-name="T9_116">’</text:span><text:span text:style-name="T9_117">ve</text:span><text:span text:style-name="T9_118"><text:s/></text:span><text:span text:style-name="T9_119">had</text:span><text:span text:style-name="T9_120"><text:s/></text:span><text:span text:style-name="T9_121">to</text:span><text:span text:style-name="T9_122"><text:s/></text:span><text:span text:style-name="T9_123">borrow</text:span><text:span text:style-name="T9_124"><text:s/>2<text:s/></text:span><text:span text:style-name="T9_125">pounds</text:span><text:span text:style-name="T9_126"><text:s/></text:span><text:span text:style-name="T9_127">from</text:span><text:span text:style-name="T9_128"><text:s/></text:span><text:span text:style-name="T9_129">Isaac</text:span><text:span text:style-name="T9_130"><text:s/></text:span><text:span text:style-name="T9_131">Rosencrantz</text:span><text:span text:style-name="T9_132"><text:s/></text:span><text:span text:style-name="T9_133">to</text:span><text:span text:style-name="T9_134"><text:s/></text:span><text:span text:style-name="T9_135">fund</text:span><text:span text:style-name="T9_136"><text:s/></text:span><text:span text:style-name="T9_137">some</text:span><text:span text:style-name="T9_138"><text:s/></text:span><text:span text:style-name="T9_139">purchases</text:span><text:span text:style-name="T9_140"><text:s/></text:span><text:span text:style-name="T9_141">throughout</text:span><text:span text:style-name="T9_142"><text:s/></text:span><text:span text:style-name="T9_143">the</text:span><text:span text:style-name="T9_144"><text:s/></text:span><text:span text:style-name="T9_145">years</text:span><text:span text:style-name="T9_146">.<text:s/></text:span><text:span text:style-name="T9_147">You</text:span><text:span text:style-name="T9_148">’</text:span><text:span text:style-name="T9_149">re</text:span><text:span text:style-name="T9_150"><text:s/></text:span><text:span text:style-name="T9_151">not</text:span><text:span text:style-name="T9_152"><text:s/></text:span><text:span text:style-name="T9_153">a</text:span><text:span text:style-name="T9_154"><text:s/></text:span><text:span text:style-name="T9_155">very</text:span><text:span text:style-name="T9_156"><text:s/></text:span><text:span text:style-name="T9_157">religious</text:span><text:span text:style-name="T9_158"><text:s/></text:span><text:span text:style-name="T9_159">person</text:span><text:span text:style-name="T9_160"><text:s text:c="2"/></text:span><text:span text:style-name="T9_161">and</text:span><text:span text:style-name="T9_162"><text:s/></text:span><text:span text:style-name="T9_163">you</text:span><text:span text:style-name="T9_164">’</text:span><text:span text:style-name="T9_165">re</text:span><text:span text:style-name="T9_166"><text:s/></text:span><text:span text:style-name="T9_167">not</text:span><text:span text:style-name="T9_168"><text:s/></text:span><text:span text:style-name="T9_169">sure</text:span><text:span text:style-name="T9_170"><text:s/></text:span><text:span text:style-name="T9_171">it</text:span><text:span text:style-name="T9_172"><text:s/></text:span><text:span text:style-name="T9_173">is</text:span><text:span text:style-name="T9_174"><text:s/></text:span><text:span text:style-name="T9_175">related</text:span><text:span text:style-name="T9_176"><text:s/></text:span><text:span text:style-name="T9_177">but</text:span><text:span text:style-name="T9_178"><text:s/></text:span><text:span text:style-name="T9_179">you</text:span><text:span text:style-name="T9_180"><text:s/></text:span><text:span text:style-name="T9_181">were</text:span><text:span text:style-name="T9_182"><text:s/></text:span><text:span text:style-name="T9_183">surprised</text:span><text:span text:style-name="T9_184"><text:s/></text:span><text:span text:style-name="T9_185">when</text:span><text:span text:style-name="T9_186"><text:s/></text:span><text:span text:style-name="T9_187">there</text:span><text:span text:style-name="T9_188"><text:s/></text:span><text:span text:style-name="T9_189">was</text:span><text:span text:style-name="T9_190"><text:s/></text:span><text:span text:style-name="T9_191">an</text:span><text:span text:style-name="T9_192"><text:s/></text:span><text:span text:style-name="T9_193">occult</text:span><text:span text:style-name="T9_194"><text:s/></text:span><text:span text:style-name="T9_195">scene</text:span><text:span text:style-name="T9_196"><text:s/></text:span><text:span text:style-name="T9_197">in</text:span><text:span text:style-name="T9_198"><text:s/></text:span><text:span text:style-name="T9_199">front</text:span><text:span text:style-name="T9_200"><text:s/></text:span><text:span text:style-name="T9_201">of</text:span><text:span text:style-name="T9_202"><text:s/></text:span><text:span text:style-name="T9_203">your</text:span><text:span text:style-name="T9_204"><text:s/></text:span><text:span text:style-name="T9_205">house</text:span><text:span text:style-name="T9_206"><text:s/></text:span><text:span text:style-name="T9_207">about</text:span><text:span text:style-name="T9_208"><text:s/></text:span><text:span text:style-name="T9_209">the</text:span><text:span text:style-name="T9_210"><text:s/></text:span><text:span text:style-name="T9_211">sin</text:span><text:span text:style-name="T9_212"><text:s/></text:span><text:span text:style-name="T9_213">of</text:span><text:span text:style-name="T9_214"><text:s/></text:span><text:span text:style-name="T9_215">debt</text:span><text:span text:style-name="T9_216">.<text:s/></text:span></text:p>
      <text:p text:style-name="P10"/>
      <text:p text:style-name="P11"><text:span text:style-name="T11_1">Being</text:span><text:span text:style-name="T11_2"><text:s/></text:span><text:span text:style-name="T11_3">on</text:span><text:span text:style-name="T11_4"><text:s/></text:span><text:span text:style-name="T11_5">the</text:span><text:span text:style-name="T11_6"><text:s/></text:span><text:span text:style-name="T11_7">committee</text:span><text:span text:style-name="T11_8"><text:s/></text:span><text:span text:style-name="T11_9">has</text:span><text:span text:style-name="T11_10"><text:s/></text:span><text:span text:style-name="T11_11">revealed</text:span><text:span text:style-name="T11_12"><text:s/></text:span><text:span text:style-name="T11_13">some</text:span><text:span text:style-name="T11_14"><text:s/></text:span><text:span text:style-name="T11_15">interesting</text:span><text:span text:style-name="T11_16"><text:s/></text:span><text:span text:style-name="T11_17">information</text:span><text:span text:style-name="T11_18"><text:s/></text:span><text:span text:style-name="T11_19">to</text:span><text:span text:style-name="T11_20"><text:s/></text:span><text:span text:style-name="T11_21">you</text:span><text:span text:style-name="T11_22">.<text:s/></text:span><text:span text:style-name="T11_23">Bessie</text:span><text:span text:style-name="T11_24"><text:s/></text:span><text:span text:style-name="T11_25">drunk</text:span><text:span text:style-name="T11_26"><text:s/></text:span><text:span text:style-name="T11_27">a</text:span><text:span text:style-name="T11_28"><text:s/></text:span><text:span text:style-name="T11_29">little</text:span><text:span text:style-name="T11_30"><text:s/></text:span><text:span text:style-name="T11_31">too</text:span><text:span text:style-name="T11_32"><text:s/></text:span><text:span text:style-name="T11_33">much</text:span><text:span text:style-name="T11_34"><text:s/></text:span><text:span text:style-name="T11_35">brandy</text:span><text:span text:style-name="T11_36"><text:s/></text:span><text:span text:style-name="T11_37">one</text:span><text:span text:style-name="T11_38"><text:s/></text:span><text:span text:style-name="T11_39">night</text:span><text:span text:style-name="T11_40"><text:s/></text:span><text:span text:style-name="T11_41">and</text:span><text:span text:style-name="T11_42"><text:s/></text:span><text:span text:style-name="T11_43">revealed</text:span><text:span text:style-name="T11_44"><text:s/></text:span><text:span text:style-name="T11_45">that</text:span><text:span text:style-name="T11_46"><text:s/></text:span><text:span text:style-name="T11_47">her</text:span><text:span text:style-name="T11_48"><text:s/></text:span><text:span text:style-name="T11_49">marriage</text:span><text:span text:style-name="T11_50"><text:s/></text:span><text:span text:style-name="T11_51">to</text:span><text:span text:style-name="T11_52"><text:s/></text:span><text:span text:style-name="T11_53">James</text:span><text:span text:style-name="T11_54"><text:s/></text:span><text:span text:style-name="T11_55">Farthing</text:span><text:span text:style-name="T11_56"><text:s/></text:span><text:span text:style-name="T11_57">was</text:span><text:span text:style-name="T11_58"><text:s/></text:span><text:span text:style-name="T11_59">never</text:span><text:span text:style-name="T11_60"><text:s/></text:span><text:span text:style-name="T11_61">consummated</text:span><text:span text:style-name="T11_62">.<text:s/></text:span><text:span text:style-name="T11_63">You</text:span><text:span text:style-name="T11_64"><text:s/></text:span><text:span text:style-name="T11_65">wonder</text:span><text:span text:style-name="T11_66"><text:s/></text:span><text:span text:style-name="T11_67">if</text:span><text:span text:style-name="T11_68"><text:s/></text:span><text:span text:style-name="T11_69">she</text:span><text:span text:style-name="T11_70"><text:s/></text:span><text:span text:style-name="T11_71">knows</text:span><text:span text:style-name="T11_72"><text:s/></text:span><text:span text:style-name="T11_73">anything</text:span><text:span text:style-name="T11_74"><text:s/></text:span><text:span text:style-name="T11_75">else</text:span><text:span text:style-name="T11_76">.<text:s/></text:span><text:span text:style-name="T11_77">Maybe</text:span><text:span text:style-name="T11_78"><text:s/></text:span><text:span text:style-name="T11_79">even</text:span><text:span text:style-name="T11_80"><text:s/></text:span><text:span text:style-name="T11_81">about</text:span><text:span text:style-name="T11_82"><text:s/></text:span><text:span text:style-name="T11_83">your</text:span><text:span text:style-name="T11_84"><text:s/></text:span><text:span text:style-name="T11_85">past</text:span><text:span text:style-name="T11_86">.<text:s/></text:span><text:span text:style-name="T11_87">You</text:span><text:span text:style-name="T11_88"><text:s/></text:span><text:span text:style-name="T11_89">also</text:span><text:span text:style-name="T11_90"><text:s/></text:span><text:span text:style-name="T11_91">had</text:span><text:span text:style-name="T11_92"><text:s/></text:span><text:span text:style-name="T11_93">to</text:span><text:span text:style-name="T11_94"><text:s/></text:span><text:span text:style-name="T11_95">create</text:span><text:span text:style-name="T11_96"><text:s/></text:span><text:span text:style-name="T11_97">a</text:span><text:span text:style-name="T11_98"><text:s/></text:span><text:span text:style-name="T11_99">list</text:span><text:span text:style-name="T11_100"><text:s/></text:span><text:span text:style-name="T11_101">of</text:span><text:span text:style-name="T11_102"><text:s/></text:span><text:span text:style-name="T11_103">all</text:span><text:span text:style-name="T11_104"><text:s/></text:span><text:span text:style-name="T11_105">members</text:span><text:span text:style-name="T11_106"><text:s/></text:span><text:span text:style-name="T11_107">of</text:span><text:span text:style-name="T11_108"><text:s/></text:span><text:span text:style-name="T11_109">the</text:span><text:span text:style-name="T11_110"><text:s/></text:span><text:span text:style-name="T11_111">town</text:span><text:span text:style-name="T11_112">.<text:s/></text:span><text:span text:style-name="T11_113">You</text:span><text:span text:style-name="T11_114"><text:s/></text:span><text:span text:style-name="T11_115">requested</text:span><text:span text:style-name="T11_116"><text:s/></text:span><text:span text:style-name="T11_117">it</text:span><text:span text:style-name="T11_118"><text:s/></text:span><text:span text:style-name="T11_119">from</text:span><text:span text:style-name="T11_120"><text:s/></text:span><text:span text:style-name="T11_121">London</text:span><text:span text:style-name="T11_122"><text:s/></text:span><text:span text:style-name="T11_123">but</text:span><text:span text:style-name="T11_124"><text:s/></text:span><text:span text:style-name="T11_125">noticed</text:span><text:span text:style-name="T11_126"><text:s/></text:span><text:span text:style-name="T11_127">that</text:span><text:span text:style-name="T11_128"><text:s/></text:span><text:span text:style-name="T11_129">Donatus</text:span><text:span text:style-name="T11_130"><text:s/></text:span><text:span text:style-name="T11_131">McVicar</text:span><text:span text:style-name="T11_132"><text:s/></text:span><text:span text:style-name="T11_133">was</text:span><text:span text:style-name="T11_134"><text:s/></text:span><text:span text:style-name="T11_135">listed</text:span><text:span text:style-name="T11_136"><text:s/></text:span><text:span text:style-name="T11_137">as</text:span><text:span text:style-name="T11_138"><text:s/></text:span><text:span text:style-name="T11_139">just</text:span><text:span text:style-name="T11_140"><text:s/></text:span><text:span text:style-name="T11_141">a</text:span><text:span text:style-name="T11_142"><text:s/></text:span><text:span text:style-name="T11_143">citizen</text:span><text:span text:style-name="T11_144">,<text:s/></text:span><text:span text:style-name="T11_145">not</text:span><text:span text:style-name="T11_146"><text:s/></text:span><text:span text:style-name="T11_147">a</text:span><text:span text:style-name="T11_148"><text:s/></text:span><text:span text:style-name="T11_149">sheriff</text:span><text:span text:style-name="T11_150">.<text:s/></text:span><text:span text:style-name="T11_151">He</text:span><text:span text:style-name="T11_152">’</text:span><text:span text:style-name="T11_153">s</text:span><text:span text:style-name="T11_154"><text:s/></text:span><text:span text:style-name="T11_155">been</text:span><text:span text:style-name="T11_156"><text:s/></text:span><text:span text:style-name="T11_157">a</text:span><text:span text:style-name="T11_158"><text:s/></text:span><text:span text:style-name="T11_159">good</text:span><text:span text:style-name="T11_160"><text:s/></text:span><text:span text:style-name="T11_161">sheriff</text:span><text:span text:style-name="T11_162"><text:s/></text:span><text:span text:style-name="T11_163">over</text:span><text:span text:style-name="T11_164"><text:s/></text:span><text:span text:style-name="T11_165">the</text:span><text:span text:style-name="T11_166"><text:s/></text:span><text:span text:style-name="T11_167">years</text:span><text:span text:style-name="T11_168"><text:s/></text:span><text:span text:style-name="T11_169">though</text:span><text:span text:style-name="T11_170"><text:s/></text:span><text:span text:style-name="T11_171">so</text:span><text:span text:style-name="T11_172"><text:s/></text:span><text:span text:style-name="T11_173">you</text:span><text:span text:style-name="T11_174">’</text:span><text:span text:style-name="T11_175">re</text:span><text:span text:style-name="T11_176"><text:s/></text:span><text:span text:style-name="T11_177">sure</text:span><text:span text:style-name="T11_178"><text:s/></text:span><text:span text:style-name="T11_179">it</text:span><text:span text:style-name="T11_180"><text:s/></text:span><text:span text:style-name="T11_181">must</text:span><text:span text:style-name="T11_182"><text:s/></text:span><text:span text:style-name="T11_183">be</text:span><text:span text:style-name="T11_184"><text:s/></text:span><text:span text:style-name="T11_185">an</text:span><text:span text:style-name="T11_186"><text:s/></text:span><text:span text:style-name="T11_187">administration</text:span><text:span text:style-name="T11_188"><text:s/></text:span><text:span text:style-name="T11_189">issue</text:span><text:span text:style-name="T11_190">.</text:span></text:p>
      <text:p text:style-name="P12"/>
      <text:p text:style-name="P13"><text:span text:style-name="T13_1">You</text:span><text:span text:style-name="T13_2">’</text:span><text:span text:style-name="T13_3">ve</text:span><text:span text:style-name="T13_4"><text:s/></text:span><text:span text:style-name="T13_5">also</text:span><text:span text:style-name="T13_6"><text:s/></text:span><text:span text:style-name="T13_7">fallen</text:span><text:span text:style-name="T13_8"><text:s/></text:span><text:span text:style-name="T13_9">hopelessly</text:span><text:span text:style-name="T13_10"><text:s/></text:span><text:span text:style-name="T13_11">in</text:span><text:span text:style-name="T13_12"><text:s/></text:span><text:span text:style-name="T13_13">love</text:span><text:span text:style-name="T13_14"><text:s/></text:span><text:span text:style-name="T13_15">with</text:span><text:span text:style-name="T13_16"><text:s/></text:span><text:span text:style-name="T13_17">Silas</text:span><text:span text:style-name="T13_18"><text:s/></text:span><text:span text:style-name="T13_19">Silvester</text:span><text:span text:style-name="T13_20">,<text:s/></text:span><text:span text:style-name="T13_21">captain</text:span><text:span text:style-name="T13_22"><text:s/></text:span><text:span text:style-name="T13_23">of</text:span><text:span text:style-name="T13_24"><text:s/></text:span><text:span text:style-name="T13_25">the</text:span><text:span text:style-name="T13_26"><text:s/></text:span><text:span text:style-name="T13_27">household</text:span><text:span text:style-name="T13_28"><text:s/></text:span><text:span text:style-name="T13_29">guard</text:span><text:span text:style-name="T13_30">.<text:s/></text:span><text:span text:style-name="T13_31">You</text:span><text:span text:style-name="T13_32"><text:s/></text:span><text:span text:style-name="T13_33">wish</text:span><text:span text:style-name="T13_34"><text:s/></text:span><text:span text:style-name="T13_35">to</text:span><text:span text:style-name="T13_36"><text:s/></text:span><text:span text:style-name="T13_37">marry</text:span><text:span text:style-name="T13_38"><text:s/></text:span><text:span text:style-name="T13_39">him</text:span><text:span text:style-name="T13_40"><text:s/></text:span><text:span text:style-name="T13_41">but</text:span><text:span text:style-name="T13_42"><text:s/></text:span><text:span text:style-name="T13_43">you</text:span><text:span text:style-name="T13_44"><text:s/></text:span><text:span text:style-name="T13_45">won</text:span><text:span text:style-name="T13_46">’</text:span><text:span text:style-name="T13_47">t</text:span><text:span text:style-name="T13_48"><text:s/></text:span><text:span text:style-name="T13_49">without</text:span><text:span text:style-name="T13_50"><text:s/></text:span><text:span text:style-name="T13_51">the</text:span><text:span text:style-name="T13_52"><text:s/></text:span><text:span text:style-name="T13_53">blessing</text:span><text:span text:style-name="T13_54"><text:s/></text:span><text:span text:style-name="T13_55">of</text:span><text:span text:style-name="T13_56"><text:s/></text:span><text:span text:style-name="T13_57">your</text:span><text:span text:style-name="T13_58"><text:s/></text:span><text:span text:style-name="T13_59">father</text:span><text:span text:style-name="T13_60">.<text:s/></text:span><text:span text:style-name="T13_61">Your</text:span><text:span text:style-name="T13_62"><text:s/></text:span><text:span text:style-name="T13_63">true</text:span><text:span text:style-name="T13_64"><text:s/></text:span><text:span text:style-name="T13_65">father</text:span><text:span text:style-name="T13_66">.<text:s/></text:span><text:span text:style-name="T13_67">In</text:span><text:span text:style-name="T13_68"><text:s/></text:span><text:span text:style-name="T13_69">the</text:span><text:span text:style-name="T13_70"><text:s/></text:span><text:span text:style-name="T13_71">past</text:span><text:span text:style-name="T13_72"><text:s/></text:span><text:span text:style-name="T13_73">few</text:span><text:span text:style-name="T13_74"><text:s/></text:span><text:span text:style-name="T13_75">days</text:span><text:span text:style-name="T13_76"><text:s/></text:span><text:span text:style-name="T13_77">you</text:span><text:span text:style-name="T13_78"><text:s/></text:span><text:span text:style-name="T13_79">have</text:span><text:span text:style-name="T13_80"><text:s/></text:span><text:span text:style-name="T13_81">gone</text:span><text:span text:style-name="T13_82"><text:s/></text:span><text:span text:style-name="T13_83">over</text:span><text:span text:style-name="T13_84"><text:s/></text:span><text:span text:style-name="T13_85">your</text:span><text:span text:style-name="T13_86"><text:s/></text:span><text:span text:style-name="T13_87">mothers</text:span><text:span text:style-name="T13_88"><text:s/></text:span><text:span text:style-name="T13_89">letters</text:span><text:span text:style-name="T13_90"><text:s/></text:span><text:span text:style-name="T13_91">and</text:span><text:span text:style-name="T13_92"><text:s/></text:span><text:span text:style-name="T13_93">finally</text:span><text:span text:style-name="T13_94"><text:s/></text:span><text:span text:style-name="T13_95">figured</text:span><text:span text:style-name="T13_96"><text:s/></text:span><text:span text:style-name="T13_97">out</text:span><text:span text:style-name="T13_98"><text:s/></text:span><text:span text:style-name="T13_99">that</text:span><text:span text:style-name="T13_100"><text:s/></text:span><text:span text:style-name="T13_101">the</text:span><text:span text:style-name="T13_102"><text:s/></text:span><text:span text:style-name="T13_103">identity</text:span><text:span text:style-name="T13_104"><text:s/></text:span><text:span text:style-name="T13_105">of</text:span><text:span text:style-name="T13_106"><text:s/></text:span><text:span text:style-name="T13_107">N</text:span><text:span text:style-name="T13_108">.</text:span><text:span text:style-name="T13_109">G</text:span><text:span text:style-name="T13_110">.<text:s/></text:span><text:span text:style-name="T13_111">is</text:span><text:span text:style-name="T13_112"><text:s/></text:span><text:span text:style-name="T13_113">Lutons</text:span><text:span text:style-name="T13_114"><text:s/></text:span><text:span text:style-name="T13_115">very</text:span><text:span text:style-name="T13_116"><text:s/></text:span><text:span text:style-name="T13_117">own</text:span><text:span text:style-name="T13_118"><text:s/></text:span><text:span text:style-name="T13_119">Nathaniel</text:span><text:span text:style-name="T13_120"><text:s/></text:span><text:span text:style-name="T13_121">Gascoigne</text:span><text:span text:style-name="T13_122">.<text:s/></text:span></text:p>
      <text:p text:style-name="P14"/>
      <text:p text:style-name="P15"><text:span text:style-name="T15_1">Nathaniel</text:span><text:span text:style-name="T15_2"><text:s/></text:span><text:span text:style-name="T15_3">doesn</text:span><text:span text:style-name="T15_4">’</text:span><text:span text:style-name="T15_5">t</text:span><text:span text:style-name="T15_6"><text:s/></text:span><text:span text:style-name="T15_7">know</text:span><text:span text:style-name="T15_8"><text:s/></text:span><text:span text:style-name="T15_9">that</text:span><text:span text:style-name="T15_10"><text:s/></text:span><text:span text:style-name="T15_11">you</text:span><text:span text:style-name="T15_12"><text:s/></text:span><text:span text:style-name="T15_13">are</text:span><text:span text:style-name="T15_14"><text:s/></text:span><text:span text:style-name="T15_15">his</text:span><text:span text:style-name="T15_16"><text:s/></text:span><text:span text:style-name="T15_17">daughter</text:span><text:span text:style-name="T15_18"><text:s/></text:span><text:span text:style-name="T15_19">but</text:span><text:span text:style-name="T15_20"><text:s/></text:span><text:span text:style-name="T15_21">you</text:span><text:span text:style-name="T15_22">’</text:span><text:span text:style-name="T15_23">re</text:span><text:span text:style-name="T15_24"><text:s/></text:span><text:span text:style-name="T15_25">hoping</text:span><text:span text:style-name="T15_26"><text:s/></text:span><text:span text:style-name="T15_27">that</text:span><text:span text:style-name="T15_28"><text:s/></text:span><text:span text:style-name="T15_29">he</text:span><text:span text:style-name="T15_30"><text:s/></text:span><text:span text:style-name="T15_31">will</text:span><text:span text:style-name="T15_32"><text:s/></text:span><text:span text:style-name="T15_33">accept</text:span><text:span text:style-name="T15_34"><text:s/></text:span><text:span text:style-name="T15_35">you</text:span><text:span text:style-name="T15_36"><text:s/></text:span><text:span text:style-name="T15_37">and</text:span><text:span text:style-name="T15_38"><text:s/></text:span><text:span text:style-name="T15_39">help</text:span><text:span text:style-name="T15_40"><text:s/></text:span><text:span text:style-name="T15_41">you</text:span><text:span text:style-name="T15_42"><text:s/></text:span><text:span text:style-name="T15_43">with</text:span><text:span text:style-name="T15_44"><text:s/></text:span><text:span text:style-name="T15_45">your</text:span><text:span text:style-name="T15_46"><text:s/></text:span><text:span text:style-name="T15_47">life</text:span><text:span text:style-name="T15_48">.<text:s/></text:span><text:span text:style-name="T15_49">You</text:span><text:span text:style-name="T15_50"><text:s/></text:span><text:span text:style-name="T15_51">know</text:span><text:span text:style-name="T15_52"><text:s/></text:span><text:span text:style-name="T15_53">that</text:span><text:span text:style-name="T15_54"><text:s/></text:span><text:span text:style-name="T15_55">he</text:span><text:span text:style-name="T15_56"><text:s/></text:span><text:span text:style-name="T15_57">is</text:span><text:span text:style-name="T15_58"><text:s/></text:span><text:span text:style-name="T15_59">in</text:span><text:span text:style-name="T15_60"><text:s/></text:span><text:span text:style-name="T15_61">charge</text:span><text:span text:style-name="T15_62"><text:s/></text:span><text:span text:style-name="T15_63">of</text:span><text:span text:style-name="T15_64"><text:s/></text:span><text:span text:style-name="T15_65">the</text:span><text:span text:style-name="T15_66"><text:s/></text:span><text:span text:style-name="T15_67">decision</text:span><text:span text:style-name="T15_68"><text:s/></text:span><text:span text:style-name="T15_69">on</text:span><text:span text:style-name="T15_70"><text:s/></text:span><text:span text:style-name="T15_71">whether</text:span><text:span text:style-name="T15_72"><text:s/></text:span><text:span text:style-name="T15_73">or</text:span><text:span text:style-name="T15_74"><text:s/></text:span><text:span text:style-name="T15_75">not</text:span><text:span text:style-name="T15_76"><text:s/></text:span><text:span text:style-name="T15_77">to</text:span><text:span text:style-name="T15_78"><text:s/></text:span><text:span text:style-name="T15_79">build</text:span><text:span text:style-name="T15_80"><text:s/></text:span><text:span text:style-name="T15_81">the</text:span><text:span text:style-name="T15_82"><text:s/></text:span><text:span text:style-name="T15_83">cathedral</text:span><text:span text:style-name="T15_84">.<text:s/></text:span><text:span text:style-name="T15_85">You</text:span><text:span text:style-name="T15_86"><text:s/></text:span><text:span text:style-name="T15_87">oppose</text:span><text:span text:style-name="T15_88"><text:s/></text:span><text:span text:style-name="T15_89">the</text:span><text:span text:style-name="T15_90"><text:s/></text:span><text:span text:style-name="T15_91">cathedrals</text:span><text:span text:style-name="T15_92"><text:s/></text:span><text:span text:style-name="T15_93">construction</text:span><text:span text:style-name="T15_94"><text:s/></text:span><text:span text:style-name="T15_95">more</text:span><text:span text:style-name="T15_96"><text:s/></text:span><text:span text:style-name="T15_97">than</text:span><text:span text:style-name="T15_98"><text:s/></text:span><text:span text:style-name="T15_99">anyone</text:span><text:span text:style-name="T15_100"><text:s/></text:span><text:span text:style-name="T15_101">in</text:span><text:span text:style-name="T15_102"><text:s/></text:span><text:span text:style-name="T15_103">the</text:span><text:span text:style-name="T15_104"><text:s/></text:span><text:span text:style-name="T15_105">town</text:span><text:span text:style-name="T15_106">.<text:s/></text:span><text:span text:style-name="T15_107">You</text:span><text:span text:style-name="T15_108"><text:s/></text:span><text:span text:style-name="T15_109">believe</text:span><text:span text:style-name="T15_110"><text:s/></text:span><text:span text:style-name="T15_111">that</text:span><text:span text:style-name="T15_112"><text:s/></text:span><text:span text:style-name="T15_113">religion</text:span><text:span text:style-name="T15_114"><text:s/></text:span><text:span text:style-name="T15_115">brings</text:span><text:span text:style-name="T15_116"><text:s/></text:span><text:span text:style-name="T15_117">hatred</text:span><text:span text:style-name="T15_118"><text:s/></text:span><text:span text:style-name="T15_119">and</text:span><text:span text:style-name="T15_120"><text:s/></text:span><text:span text:style-name="T15_121">evil</text:span><text:span text:style-name="T15_122"><text:s/></text:span><text:span text:style-name="T15_123">and</text:span><text:span text:style-name="T15_124"><text:s/></text:span><text:span text:style-name="T15_125">the</text:span><text:span text:style-name="T15_126"><text:s/></text:span><text:span text:style-name="T15_127">cathedral</text:span><text:span text:style-name="T15_128"><text:s/></text:span><text:span text:style-name="T15_129">will</text:span><text:span text:style-name="T15_130"><text:s/></text:span><text:span text:style-name="T15_131">only</text:span><text:span text:style-name="T15_132"><text:s/></text:span><text:span text:style-name="T15_133">bring</text:span><text:span text:style-name="T15_134"><text:s/></text:span><text:span text:style-name="T15_135">more</text:span><text:span text:style-name="T15_136"><text:s/></text:span><text:span text:style-name="T15_137">of</text:span><text:span text:style-name="T15_138"><text:s/></text:span><text:span text:style-name="T15_139">that</text:span><text:span text:style-name="T15_140"><text:s/></text:span><text:span text:style-name="T15_141">to</text:span><text:span text:style-name="T15_142"><text:s/></text:span><text:span text:style-name="T15_143">the</text:span><text:span text:style-name="T15_144"><text:s/></text:span><text:span text:style-name="T15_145">town</text:span><text:span text:style-name="T15_146">.</text:span></text:p>
      <text:p text:style-name="P16"/>
      <text:h text:style-name="P17" text:outline-level="10"><text:bookmark-start text:name="h.lqf5ur11oxfc"/><text:bookmark-end text:name="h.lqf5ur11oxfc"/><text:span text:style-name="T17_1">Other</text:span><text:span text:style-name="T17_2"><text:s/></text:span><text:span text:style-name="T17_3">People</text:span></text:h>
      <text:h text:style-name="P18" text:outline-level="10"><text:bookmark-start text:name="h.8ut5xkac4vww"/><text:bookmark-end text:name="h.8ut5xkac4vww"/><text:span text:style-name="T18_1">Bessie</text:span><text:span text:style-name="T18_2"><text:s/></text:span><text:span text:style-name="T18_3">Farthing</text:span><text:span text:style-name="T18_4"><text:s/></text:span><text:span text:style-name="T18_5">-<text:s/></text:span><text:span text:style-name="T18_6">you</text:span><text:span text:style-name="T18_7"><text:s/></text:span><text:span text:style-name="T18_8">have</text:span><text:span text:style-name="T18_9"><text:s/></text:span><text:span text:style-name="T18_10">occasionally</text:span><text:span text:style-name="T18_11"><text:s/></text:span><text:span text:style-name="T18_12">bought</text:span><text:span text:style-name="T18_13"><text:s/></text:span><text:span text:style-name="T18_14">herbs</text:span><text:span text:style-name="T18_15"><text:s/></text:span><text:span text:style-name="T18_16">and</text:span><text:span text:style-name="T18_17"><text:s/></text:span><text:span text:style-name="T18_18">plants</text:span><text:span text:style-name="T18_19"><text:s/></text:span><text:span text:style-name="T18_20">from</text:span><text:span text:style-name="T18_21"><text:s/></text:span><text:span text:style-name="T18_22">her</text:span><text:span text:style-name="T18_23"><text:s/></text:span><text:span text:style-name="T18_24">to</text:span><text:span text:style-name="T18_25"><text:s/></text:span><text:span text:style-name="T18_26">use</text:span><text:span text:style-name="T18_27"><text:s/></text:span><text:span text:style-name="T18_28">in</text:span><text:span text:style-name="T18_29"><text:s/></text:span><text:span text:style-name="T18_30">healing</text:span><text:span text:style-name="T18_31"><text:s/></text:span><text:span text:style-name="T18_32">remedies</text:span><text:span text:style-name="T18_33"><text:s/></text:span><text:span text:style-name="T18_34">for</text:span><text:span text:style-name="T18_35"><text:s/></text:span><text:span text:style-name="T18_36">Dr</text:span><text:span text:style-name="T18_37"><text:s/></text:span><text:span text:style-name="T18_38">Williams</text:span><text:span text:style-name="T18_39">.</text:span></text:h>
      <text:p text:style-name="P19"/>
      <text:h text:style-name="P20" text:outline-level="10"><text:bookmark-start text:name="h.rnxozcaykxjo"/><text:bookmark-end text:name="h.rnxozcaykxjo"/><text:span text:style-name="T20_1">Interesting</text:span><text:span text:style-name="T20_2"><text:s/></text:span><text:span text:style-name="T20_3">Trivia</text:span></text:h>
      <text:p text:style-name="P21"/>
      <text:p text:style-name="P22"><text:span text:style-name="T22_1">You</text:span><text:span text:style-name="T22_2"><text:s/></text:span><text:span text:style-name="T22_3">are</text:span><text:span text:style-name="T22_4"><text:s/></text:span><text:span text:style-name="T22_5">on</text:span><text:span text:style-name="T22_6"><text:s/></text:span><text:span text:style-name="T22_7">the</text:span><text:span text:style-name="T22_8"><text:s/></text:span><text:span text:style-name="T22_9">Yuletide</text:span><text:span text:style-name="T22_10"><text:s/></text:span><text:span text:style-name="T22_11">organising</text:span><text:span text:style-name="T22_12"><text:s/></text:span><text:span text:style-name="T22_13">committee</text:span><text:span text:style-name="T22_14"><text:s/></text:span><text:span text:style-name="T22_15">responsible</text:span><text:span text:style-name="T22_16"><text:s/></text:span><text:span text:style-name="T22_17">for</text:span><text:span text:style-name="T22_18"><text:s/></text:span><text:span text:style-name="T22_19">this</text:span><text:span text:style-name="T22_20"><text:s/></text:span><text:span text:style-name="T22_21">festival</text:span><text:span text:style-name="T22_22">.<text:s/></text:span><text:span text:style-name="T22_23">Other</text:span><text:span text:style-name="T22_24"><text:s/></text:span><text:span text:style-name="T22_25">members</text:span><text:span text:style-name="T22_26"><text:s/></text:span><text:span text:style-name="T22_27">include</text:span><text:span text:style-name="T22_28"><text:s/></text:span><text:span text:style-name="T22_29">Emery</text:span><text:span text:style-name="T22_30"><text:s/></text:span><text:span text:style-name="T22_31">Briar</text:span><text:span text:style-name="T22_32">,<text:s/></text:span><text:span text:style-name="T22_33">Bessie</text:span><text:span text:style-name="T22_34"><text:s/></text:span><text:span text:style-name="T22_35">Farthing</text:span><text:span text:style-name="T22_36">,<text:s/></text:span><text:span text:style-name="T22_37">Isabel</text:span><text:span text:style-name="T22_38"><text:s/></text:span><text:span text:style-name="T22_39">Williams</text:span><text:span text:style-name="T22_40">,<text:s/></text:span><text:span text:style-name="T22_41">Felicity</text:span><text:span text:style-name="T22_42"><text:s/></text:span><text:span text:style-name="T22_43">Rosencrantz</text:span><text:span text:style-name="T22_44"><text:s/></text:span><text:span text:style-name="T22_45">and</text:span><text:span text:style-name="T22_46"><text:s/></text:span><text:span text:style-name="T22_47">Evelyn</text:span><text:span text:style-name="T22_48"><text:s/></text:span><text:span text:style-name="T22_49">Archer</text:span><text:span text:style-name="T22_50">.</text:span></text:p>
      <text:p text:style-name="P23"/>
      <text:h text:style-name="P24" text:outline-level="10"><text:bookmark-start text:name="h.pbd33ukfqkg0"/><text:bookmark-end text:name="h.pbd33ukfqkg0"/><text:span text:style-name="T24_1">Your</text:span><text:span text:style-name="T24_2"><text:s/></text:span><text:span text:style-name="T24_3">Goals</text:span></text:h>
      <text:list text:style-name="LS1" xml:id="list0">
        <text:list-item>
          <text:h text:style-name="P25" text:outline-level="10"><text:bookmark-start text:name="h.mfsnogth7jbw"/><text:bookmark-end text:name="h.mfsnogth7jbw"/><text:span text:style-name="T25_1">Oppose</text:span><text:span text:style-name="T25_2"><text:s/></text:span><text:span text:style-name="T25_3">continued</text:span><text:span text:style-name="T25_4"><text:s/></text:span><text:span text:style-name="T25_5">construction</text:span><text:span text:style-name="T25_6"><text:s/></text:span><text:span text:style-name="T25_7">of</text:span><text:span text:style-name="T25_8"><text:s/></text:span><text:span text:style-name="T25_9">the</text:span><text:span text:style-name="T25_10"><text:s/></text:span><text:span text:style-name="T25_11">Cathedral</text:span></text:h>
        </text:list-item>
        <text:list-item>
          <text:p text:style-name="P26"><text:span text:style-name="T26_1">Find</text:span><text:span text:style-name="T26_2"><text:s/></text:span><text:span text:style-name="T26_3">your</text:span><text:span text:style-name="T26_4"><text:s/></text:span><text:span text:style-name="T26_5">mother</text:span><text:span text:style-name="T26_6">’</text:span><text:span text:style-name="T26_7">s</text:span><text:span text:style-name="T26_8"><text:s/></text:span><text:span text:style-name="T26_9">torturer</text:span><text:span text:style-name="T26_10"><text:s/></text:span><text:span text:style-name="T26_11">and</text:span><text:span text:style-name="T26_12"><text:s/></text:span><text:span text:style-name="T26_13">find</text:span><text:span text:style-name="T26_14"><text:s/></text:span><text:span text:style-name="T26_15">an</text:span><text:span text:style-name="T26_16"><text:s/></text:span><text:span text:style-name="T26_17">appropriate</text:span><text:span text:style-name="T26_18"><text:s/></text:span><text:span text:style-name="T26_19">solution</text:span></text:p>
        </text:list-item>
        <text:list-item>
          <text:p text:style-name="P27"><text:span text:style-name="T27_1">Obtain</text:span><text:span text:style-name="T27_2"><text:s/></text:span><text:span text:style-name="T27_3">your</text:span><text:span text:style-name="T27_4"><text:s/></text:span><text:span text:style-name="T27_5">father</text:span><text:span text:style-name="T27_6">’</text:span><text:span text:style-name="T27_7">s</text:span><text:span text:style-name="T27_8"><text:s/></text:span><text:span text:style-name="T27_9">blessing</text:span><text:span text:style-name="T27_10"><text:s/></text:span><text:span text:style-name="T27_11">to</text:span><text:span text:style-name="T27_12"><text:s/></text:span><text:span text:style-name="T27_13">marry</text:span><text:span text:style-name="T27_14"><text:s/></text:span><text:span text:style-name="T27_15">Silas</text:span><text:span text:style-name="T27_16"><text:s/></text:span><text:span text:style-name="T27_17">Silvester</text:span><text:span text:style-name="T27_18">.</text:span></text:p>
        </text:list-item>
        <text:list-item>
          <text:p text:style-name="P28"><text:span text:style-name="T28_1">Support</text:span><text:span text:style-name="T28_2"><text:s/></text:span><text:span text:style-name="T28_3">Felicity</text:span><text:span text:style-name="T28_4"><text:s/></text:span><text:span text:style-name="T28_5">Rosencrantz</text:span><text:span text:style-name="T28_6"><text:s/></text:span><text:span text:style-name="T28_7">and</text:span><text:span text:style-name="T28_8"><text:s/></text:span><text:span text:style-name="T28_9">make</text:span><text:span text:style-name="T28_10"><text:s/></text:span><text:span text:style-name="T28_11">sure</text:span><text:span text:style-name="T28_12"><text:s/></text:span><text:span text:style-name="T28_13">she</text:span><text:span text:style-name="T28_14"><text:s/></text:span><text:span text:style-name="T28_15">remains</text:span><text:span text:style-name="T28_16"><text:s/></text:span><text:span text:style-name="T28_17">safe</text:span><text:span text:style-name="T28_18">.</text:span></text:p>
        </text:list-item>
        <text:list-item>
          <text:p text:style-name="P29"><text:span text:style-name="T29_1">Obtain</text:span><text:span text:style-name="T29_2"><text:s/></text:span><text:span text:style-name="T29_3">your</text:span><text:span text:style-name="T29_4"><text:s/></text:span><text:span text:style-name="T29_5">mother</text:span><text:span text:style-name="T29_6">’</text:span><text:span text:style-name="T29_7">s</text:span><text:span text:style-name="T29_8"><text:s/></text:span><text:span text:style-name="T29_9">amulet</text:span><text:span text:style-name="T29_10"><text:s/></text:span><text:span text:style-name="T29_11">from</text:span><text:span text:style-name="T29_12"><text:s/></text:span><text:span text:style-name="T29_13">Nathaniel</text:span><text:span text:style-name="T29_14"><text:s/></text:span><text:span text:style-name="T29_15">Gascoign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